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91cm" fo:min-width="0.641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none" draw:textarea-vertical-align="middle" draw:auto-grow-height="false" fo:min-height="5.997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2cm"/>
    </style:style>
    <style:style style:name="gr8" style:family="graphic" style:parent-style-name="standard">
      <style:graphic-properties draw:fill="none" draw:textarea-vertical-align="middle" draw:auto-grow-height="false" fo:min-height="3.684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08cm" fo:min-width="0.50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484cm" fo:min-width="1.587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6.923cm" fo:min-width="3.586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7cm" fo:min-width="1.288cm"/>
    </style:style>
    <style:style style:name="gr1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7.045cm" fo:min-width="3.586cm"/>
    </style:style>
    <style:style style:name="gr1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2.455cm" fo:min-width="2.469cm"/>
    </style:style>
    <style:style style:name="gr1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2.455cm" fo:min-width="2.469cm"/>
    </style:style>
    <style:style style:name="gr1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2.455cm" fo:min-width="2.469cm"/>
    </style:style>
    <style:style style:name="gr1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2.455cm" fo:min-width="2.469cm"/>
    </style:style>
    <style:style style:name="gr20" style:family="graphic" style:parent-style-name="objectwithoutfill">
      <style:graphic-properties draw:stroke="soli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0000ff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stroke="solid" svg:stroke-width="0.102cm" svg:stroke-color="#ff0000" draw:marker-start-width="0.508cm" draw:marker-end-width="0.508cm" draw:fill="none" draw:textarea-vertical-align="middle" fo:padding-top="0.176cm" fo:padding-bottom="0.176cm" fo:padding-left="0.301cm" fo:padding-right="0.301cm"/>
    </style:style>
    <style:style style:name="gr26" style:family="graphic" style:parent-style-name="objectwithoutfill">
      <style:graphic-properties draw:stroke="solid"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" style:family="graphic" style:parent-style-name="objectwithoutfill">
      <style:graphic-properties draw:stroke="solid"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31" style:family="graphic" style:parent-style-name="objectwithoutfill">
      <style:graphic-properties svg:stroke-width="0.102cm" svg:stroke-color="#000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2.099cm" fo:min-width="0.956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4.931cm" fo:min-width="6.544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099cm" fo:min-width="0.95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0.256cm" fo:min-width="0.043cm"/>
    </style:style>
    <style:style style:name="gr38" style:family="graphic" style:parent-style-name="standard">
      <style:graphic-properties draw:fill-color="#0000ff" draw:textarea-horizontal-align="justify" draw:textarea-vertical-align="middle" draw:auto-grow-height="false" fo:min-height="0.256cm" fo:min-width="0.04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1cm"/>
    </style:style>
    <style:style style:name="gr40" style:family="graphic" style:parent-style-name="objectwithoutfill">
      <style:graphic-properties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1" style:family="graphic" style:parent-style-name="objectwithoutfill">
      <style:graphic-properties draw:stroke="solid"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3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min-height="3.337cm" fo:min-width="3.822cm" fo:padding-top="0.176cm" fo:padding-bottom="0.176cm" fo:padding-left="0.301cm" fo:padding-right="0.301cm"/>
    </style:style>
    <style:style style:name="gr45" style:family="graphic" style:parent-style-name="objectwithoutfill">
      <style:graphic-properties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svg:stroke-width="0.102cm" svg:stroke-color="#00ff00" draw:marker-start-width="0.509cm" draw:marker-end-width="0.509cm" draw:fill="none" draw:textarea-horizontal-align="justify" draw:textarea-vertical-align="middle" draw:auto-grow-height="false" fo:min-height="3.235cm" fo:min-width="3.72cm" fo:padding-top="0.176cm" fo:padding-bottom="0.176cm" fo:padding-left="0.301cm" fo:padding-right="0.301cm"/>
    </style:style>
    <style:style style:name="gr47" style:family="graphic" style:parent-style-name="standard">
      <style:graphic-properties draw:stroke="dash" draw:stroke-dash="Fine_20_Dotted" svg:stroke-width="0.102cm" svg:stroke-color="#00ff00" draw:marker-start-width="0.509cm" draw:marker-end-width="0.509cm" draw:fill="solid" draw:fill-color="#ffffff" draw:textarea-horizontal-align="justify" draw:textarea-vertical-align="middle" draw:auto-grow-height="false" fo:min-height="3.232cm" fo:min-width="4.04cm" fo:padding-top="0.176cm" fo:padding-bottom="0.176cm" fo:padding-left="0.301cm" fo:padding-right="0.301cm"/>
    </style:style>
    <style:style style:name="gr48" style:family="graphic" style:parent-style-name="objectwithoutfill">
      <style:graphic-properties svg:stroke-width="0.102cm" svg:stroke-color="#00ff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9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min-height="3.235cm" fo:min-width="3.72cm" fo:padding-top="0.176cm" fo:padding-bottom="0.176cm" fo:padding-left="0.301cm" fo:padding-right="0.301cm"/>
    </style:style>
    <style:style style:name="gr50" style:family="graphic" style:parent-style-name="standard">
      <style:graphic-properties draw:stroke="dash" draw:stroke-dash="Fine_20_Dotted" svg:stroke-width="0.152cm" svg:stroke-color="#ff0000" draw:marker-start-width="0.659cm" draw:marker-end-width="0.659cm" draw:fill="none" draw:textarea-horizontal-align="justify" draw:textarea-vertical-align="middle" draw:auto-grow-height="false" fo:min-height="3.235cm" fo:min-width="3.549cm" fo:padding-top="0.201cm" fo:padding-bottom="0.201cm" fo:padding-left="0.326cm" fo:padding-right="0.326cm"/>
    </style:style>
    <style:style style:name="gr51" style:family="graphic" style:parent-style-name="objectwithoutfill">
      <style:graphic-properties draw:stroke="solid"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solid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1.42cm" fo:min-width="1.196cm" fo:padding-top="0.15cm" fo:padding-bottom="0.15cm" fo:padding-left="0.275cm" fo:padding-right="0.275cm"/>
    </style:style>
    <style:style style:name="gr53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1.42cm" fo:min-width="1.196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55" style:family="graphic" style:parent-style-name="standard">
      <style:graphic-properties draw:stroke="solid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13cm" fo:min-width="1.884cm" fo:padding-top="0.15cm" fo:padding-bottom="0.15cm" fo:padding-left="0.275cm" fo:padding-right="0.275cm"/>
    </style:style>
    <style:style style:name="gr56" style:family="graphic" style:parent-style-name="standard">
      <style:graphic-properties draw:stroke="dash" draw:stroke-dash="Ultrafine_20_Dotted_20__28_var_29_" svg:stroke-width="0.051cm" svg:stroke-color="#ff0000" draw:marker-start-width="0.355cm" draw:marker-end-width="0.355cm" draw:fill="none" draw:textarea-horizontal-align="justify" draw:textarea-vertical-align="middle" draw:auto-grow-height="false" fo:min-height="2.213cm" fo:min-width="1.884cm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draw:stroke="soli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9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324cm" fo:min-width="2.069cm" fo:padding-top="0.15cm" fo:padding-bottom="0.15cm" fo:padding-left="0.275cm" fo:padding-right="0.275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12.333cm" fo:min-width="8.907cm"/>
    </style:style>
    <style:style style:name="gr61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0cm" fo:min-width="5.52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0" style:family="paragraph">
      <loext:graphic-properties draw:fill="solid" draw:fill-color="#ffffff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0000ff"/>
      <style:paragraph-properties fo:text-align="center"/>
    </style:style>
    <style:style style:name="P14" style:family="paragraph">
      <loext:graphic-properties draw:fill="none" draw:fill-color="#ffffff"/>
      <style:text-properties fo:color="#ff0000"/>
    </style:style>
    <style:style style:name="P15" style:family="paragraph">
      <loext:graphic-properties draw:fill="none" draw:fill-color="#ffffff"/>
      <style:text-properties fo:color="#0000ff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00ff00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Liberation Sans" style:font-name-asian="Liberation Sans3" style:font-name-complex="Liberation Sans3"/>
    </style:style>
    <style:style style:name="T3" style:family="text">
      <style:text-properties style:font-name="Liberation Sans3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6" style:family="text">
      <style:text-properties fo:color="#ff0000"/>
    </style:style>
    <style:style style:name="T7" style:family="text">
      <style:text-properties fo:color="#0000ff"/>
    </style:style>
    <style:style style:name="T8" style:family="text">
      <style:text-properties style:text-position="-33% 58%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ff0000" style:text-position="-33% 58%"/>
    </style:style>
    <style:style style:name="T12" style:family="text">
      <style:text-properties fo:color="#0000ff" style:text-position="-33% 58%"/>
    </style:style>
    <style:style style:name="T13" style:family="text">
      <style:text-properties fo:color="#0000ff" style:text-position="0% 100%"/>
    </style:style>
    <style:style style:name="T14" style:family="text">
      <style:text-properties fo:color="#00ff00"/>
    </style:style>
    <style:style style:name="T15" style:family="text">
      <style:text-properties fo:color="#00ff00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7.694cm" svg:y1="4.845cm" svg:x2="22.183cm" svg:y2="4.844cm">
          <text:p/>
        </draw:line>
        <draw:line draw:style-name="gr1" draw:text-style-name="P1" draw:layer="layout" svg:x1="7.695cm" svg:y1="9.996cm" svg:x2="22.184cm" svg:y2="9.995cm">
          <text:p/>
        </draw:line>
        <draw:line draw:style-name="gr1" draw:text-style-name="P1" draw:layer="layout" svg:x1="14.832cm" svg:y1="4.85cm" svg:x2="14.832cm" svg:y2="10.987cm">
          <text:p/>
        </draw:line>
        <draw:custom-shape draw:style-name="gr2" draw:text-style-name="P1" draw:layer="layout" svg:width="1.613cm" svg:height="1.613cm" svg:x="14.044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14.683cm" svg:y="4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96cm" svg:y1="15.146cm" svg:x2="22.185cm" svg:y2="15.145cm">
          <text:p/>
        </draw:line>
        <draw:line draw:style-name="gr1" draw:text-style-name="P1" draw:layer="layout" svg:x1="18.532cm" svg:y1="4.851cm" svg:x2="18.537cm" svg:y2="15.96cm">
          <text:p/>
        </draw:line>
        <draw:custom-shape draw:style-name="gr3" draw:text-style-name="P2" draw:layer="layout" svg:width="0.33cm" svg:height="0.33cm" svg:x="18.384cm" svg:y="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7.744cm" svg:y="14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558cm" svg:height="0.962cm" svg:x="3.763cm" svg:y="4.35cm">
          <draw:text-box>
            <text:p>|<text:span text:style-name="T1">Ψ</text:span><text:span text:style-name="T2">&gt;</text:span></text:p>
          </draw:text-box>
        </draw:frame>
        <draw:frame draw:style-name="gr4" draw:text-style-name="P3" draw:layer="layout" svg:width="2.558cm" svg:height="0.962cm" svg:x="3.763cm" svg:y="9.55cm">
          <draw:text-box>
            <text:p>|<text:span text:style-name="T3">0</text:span><text:span text:style-name="T2">&gt;</text:span></text:p>
          </draw:text-box>
        </draw:frame>
        <draw:frame draw:style-name="gr4" draw:text-style-name="P3" draw:layer="layout" svg:width="2.558cm" svg:height="0.962cm" svg:x="3.763cm" svg:y="14.65cm">
          <draw:text-box>
            <text:p>|<text:span text:style-name="T3">0</text:span><text:span text:style-name="T2">&gt;</text:span></text:p>
          </draw:text-box>
        </draw:frame>
        <draw:line draw:style-name="gr1" draw:text-style-name="P1" draw:layer="layout" svg:x1="7.695cm" svg:y1="4.846cm" svg:x2="22.184cm" svg:y2="4.845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2.558cm" svg:height="0.962cm" svg:x="3.815cm" svg:y="18.598cm">
          <draw:text-box>
            <text:p>|<text:span text:style-name="T3">0</text:span><text:span text:style-name="T2">&gt;</text:span></text:p>
          </draw:text-box>
        </draw:frame>
        <draw:frame draw:style-name="gr4" draw:text-style-name="P3" draw:layer="layout" svg:width="2.558cm" svg:height="0.962cm" svg:x="3.736cm" svg:y="15.602cm">
          <draw:text-box>
            <text:p>|<text:span text:style-name="T3">0</text:span><text:span text:style-name="T2">&gt;</text:span></text:p>
          </draw:text-box>
        </draw:frame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5cm" svg:y1="5.803cm" svg:x2="26.49cm" svg:y2="5.8cm">
          <text:p/>
        </draw:line>
        <draw:line draw:style-name="gr1" draw:text-style-name="P1" draw:layer="layout" svg:x1="5.45cm" svg:y1="8.904cm" svg:x2="26.49cm" svg:y2="8.901cm">
          <text:p/>
        </draw:line>
        <draw:line draw:style-name="gr1" draw:text-style-name="P1" draw:layer="layout" svg:x1="5.477cm" svg:y1="16.071cm" svg:x2="26.517cm" svg:y2="16.068cm">
          <text:p/>
        </draw:line>
        <draw:line draw:style-name="gr1" draw:text-style-name="P1" draw:layer="layout" svg:x1="5.45cm" svg:y1="19.006cm" svg:x2="26.49cm" svg:y2="19.003cm">
          <text:p/>
        </draw:line>
        <draw:custom-shape draw:style-name="gr6" draw:text-style-name="P1" draw:layer="layout" svg:width="0.503cm" svg:height="6.589cm" svg:x="3.107cm" svg:y="2.6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5.557cm">
          <draw:text-box>
            <text:p><text:span text:style-name="T4">transmitted </text:span></text:p>
            <text:p><text:span text:style-name="T4">qubits</text:span></text:p>
          </draw:text-box>
        </draw:frame>
        <draw:custom-shape draw:style-name="gr8" draw:text-style-name="P1" draw:layer="layout" svg:width="0.503cm" svg:height="4.15cm" svg:x="3.107cm" svg:y="15.55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291cm" svg:y="17.013cm">
          <draw:text-box>
            <text:p><text:span text:style-name="T4">ancilla </text:span></text:p>
            <text:p><text:span text:style-name="T4">qubits</text:span></text:p>
          </draw:text-box>
        </draw:frame>
        <draw:line draw:style-name="gr1" draw:text-style-name="P1" draw:layer="layout" svg:x1="6.921cm" svg:y1="2.707cm" svg:x2="6.901cm" svg:y2="16.779cm">
          <text:p/>
        </draw:line>
        <draw:custom-shape draw:style-name="gr2" draw:text-style-name="P1" draw:layer="layout" svg:width="1.613cm" svg:height="1.613cm" svg:x="6.08cm" svg:y="15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6.772cm" svg:y="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8.58cm" svg:y="15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19cm" svg:y1="5.742cm" svg:x2="9.405cm" svg:y2="16.881cm">
          <text:p/>
        </draw:line>
        <draw:custom-shape draw:style-name="gr3" draw:text-style-name="P2" draw:layer="layout" svg:width="0.325cm" svg:height="0.33cm" svg:x="9.273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6cm" svg:height="0.33cm" svg:x="15.573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21cm" svg:y1="2.707cm" svg:x2="15.716cm" svg:y2="19.738cm">
          <text:p/>
        </draw:line>
        <draw:custom-shape draw:style-name="gr2" draw:text-style-name="P1" draw:layer="layout" svg:width="1.613cm" svg:height="1.613cm" svg:x="14.88cm" svg:y="18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601cm" svg:y1="8.864cm" svg:x2="18.626cm" svg:y2="19.712cm">
          <text:p/>
        </draw:line>
        <draw:custom-shape draw:style-name="gr3" draw:text-style-name="P2" draw:layer="layout" svg:width="0.276cm" svg:height="0.33cm" svg:x="18.474cm" svg:y="8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7.78cm" svg:y="18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2.088cm" svg:y1="2.566cm" svg:x2="25.694cm" svg:y2="2.567cm">
          <text:p/>
        </draw:line>
        <draw:line draw:style-name="gr1" draw:text-style-name="P1" draw:layer="layout" svg:x1="2.088cm" svg:y1="3.98cm" svg:x2="25.694cm" svg:y2="3.981cm">
          <text:p/>
        </draw:line>
        <draw:line draw:style-name="gr1" draw:text-style-name="P1" draw:layer="layout" svg:x1="2.088cm" svg:y1="5.393cm" svg:x2="25.694cm" svg:y2="5.394cm">
          <text:p/>
        </draw:line>
        <draw:line draw:style-name="gr1" draw:text-style-name="P1" draw:layer="layout" svg:x1="2.088cm" svg:y1="6.807cm" svg:x2="25.694cm" svg:y2="6.808cm">
          <text:p/>
        </draw:line>
        <draw:line draw:style-name="gr1" draw:text-style-name="P1" draw:layer="layout" svg:x1="2.088cm" svg:y1="8.22cm" svg:x2="25.694cm" svg:y2="8.221cm">
          <text:p/>
        </draw:line>
        <draw:line draw:style-name="gr1" draw:text-style-name="P1" draw:layer="layout" svg:x1="2.088cm" svg:y1="9.634cm" svg:x2="25.694cm" svg:y2="9.635cm">
          <text:p/>
        </draw:line>
        <draw:line draw:style-name="gr1" draw:text-style-name="P1" draw:layer="layout" svg:x1="2.088cm" svg:y1="11.047cm" svg:x2="25.694cm" svg:y2="11.048cm">
          <text:p/>
        </draw:line>
        <draw:line draw:style-name="gr1" draw:text-style-name="P1" draw:layer="layout" svg:x1="2.088cm" svg:y1="12.461cm" svg:x2="25.694cm" svg:y2="12.462cm">
          <text:p/>
        </draw:line>
        <draw:line draw:style-name="gr1" draw:text-style-name="P1" draw:layer="layout" svg:x1="2.088cm" svg:y1="13.874cm" svg:x2="25.694cm" svg:y2="13.875cm">
          <text:p/>
        </draw:line>
        <draw:custom-shape draw:style-name="gr9" draw:text-style-name="P7" draw:layer="layout" svg:width="1.006cm" svg:height="1.058cm" svg:x="3.36cm" svg:y="2.0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3.4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4.8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6.2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7.7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9.1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10.5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11.9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3.36cm" svg:y="13.3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2.0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3.4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4.8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6.2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7.7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9.1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10.5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11.9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006cm" svg:height="1.058cm" svg:x="22.66cm" svg:y="13.311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8cm" svg:height="0.33cm" svg:x="5.873cm" svg:y="2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6.974cm" svg:y="3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876cm" svg:y="6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977cm" svg:y="8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0.978cm" svg:y="9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2.874cm" svg:y="2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975cm" svg:y="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9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075cm" svg:y="10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176cm" svg:y="1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177cm" svg:y="1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088cm" svg:y1="16.475cm" svg:x2="25.694cm" svg:y2="16.476cm">
          <text:p/>
        </draw:line>
        <draw:line draw:style-name="gr1" draw:text-style-name="P1" draw:layer="layout" svg:x1="2.088cm" svg:y1="18.676cm" svg:x2="25.694cm" svg:y2="18.677cm">
          <text:p/>
        </draw:line>
        <draw:frame draw:style-name="gr4" draw:text-style-name="P3" draw:layer="layout" svg:width="2.558cm" svg:height="0.962cm" svg:x="0.349cm" svg:y="15.973cm">
          <draw:text-box>
            <text:p>|<text:span text:style-name="T3">0</text:span><text:span text:style-name="T2">&gt;</text:span></text:p>
          </draw:text-box>
        </draw:frame>
        <draw:frame draw:style-name="gr4" draw:text-style-name="P3" draw:layer="layout" svg:width="2.558cm" svg:height="0.962cm" svg:x="0.349cm" svg:y="18.173cm">
          <draw:text-box>
            <text:p>|<text:span text:style-name="T3">0</text:span><text:span text:style-name="T2">&gt;</text:span></text:p>
          </draw:text-box>
        </draw:frame>
        <draw:line draw:style-name="gr1" draw:text-style-name="P1" draw:layer="layout" svg:x1="6.009cm" svg:y1="2.508cm" svg:x2="6.009cm" svg:y2="16.867cm">
          <text:p/>
        </draw:line>
        <draw:custom-shape draw:style-name="gr10" draw:text-style-name="P1" draw:layer="layout" svg:width="0.762cm" svg:height="0.762cm" svg:x="5.594cm" svg:y="16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6.695cm" svg:y="1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7.696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8.697cm" svg:y="1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9.698cm" svg:y="16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0.699cm" svg:y="16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109cm" svg:y1="3.909cm" svg:x2="7.108cm" svg:y2="16.886cm">
          <text:p/>
        </draw:line>
        <draw:line draw:style-name="gr1" draw:text-style-name="P1" draw:layer="layout" svg:x1="8.111cm" svg:y1="5.41cm" svg:x2="8.11cm" svg:y2="16.896cm">
          <text:p/>
        </draw:line>
        <draw:line draw:style-name="gr1" draw:text-style-name="P1" draw:layer="layout" svg:x1="9.098cm" svg:y1="6.711cm" svg:x2="9.097cm" svg:y2="16.886cm">
          <text:p/>
        </draw:line>
        <draw:line draw:style-name="gr1" draw:text-style-name="P1" draw:layer="layout" svg:x1="10.117cm" svg:y1="8.212cm" svg:x2="10.117cm" svg:y2="16.914cm">
          <text:p/>
        </draw:line>
        <draw:line draw:style-name="gr1" draw:text-style-name="P1" draw:layer="layout" svg:x1="11.119cm" svg:y1="9.613cm" svg:x2="11.119cm" svg:y2="16.895cm">
          <text:p/>
        </draw:line>
        <draw:line draw:style-name="gr1" draw:text-style-name="P1" draw:layer="layout" svg:x1="13.11cm" svg:y1="2.509cm" svg:x2="13.094cm" svg:y2="19.094cm">
          <text:p/>
        </draw:line>
        <draw:line draw:style-name="gr1" draw:text-style-name="P1" draw:layer="layout" svg:x1="14.11cm" svg:y1="3.91cm" svg:x2="14.104cm" svg:y2="19.11cm">
          <text:p/>
        </draw:line>
        <draw:line draw:style-name="gr1" draw:text-style-name="P1" draw:layer="layout" svg:x1="15.112cm" svg:y1="5.41cm" svg:x2="15.108cm" svg:y2="19.083cm">
          <text:p/>
        </draw:line>
        <draw:custom-shape draw:style-name="gr10" draw:text-style-name="P1" draw:layer="layout" svg:width="0.762cm" svg:height="0.762cm" svg:x="12.695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3.696cm" svg:y="18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4.697cm" svg:y="18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312cm" svg:y1="11.013cm" svg:x2="17.311cm" svg:y2="19.115cm">
          <text:p/>
        </draw:line>
        <draw:custom-shape draw:style-name="gr10" draw:text-style-name="P1" draw:layer="layout" svg:width="0.762cm" svg:height="0.762cm" svg:x="16.898cm" svg:y="1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313cm" svg:y1="12.414cm" svg:x2="18.305cm" svg:y2="19.099cm">
          <text:p/>
        </draw:line>
        <draw:line draw:style-name="gr1" draw:text-style-name="P1" draw:layer="layout" svg:x1="19.414cm" svg:y1="13.915cm" svg:x2="19.411cm" svg:y2="19.121cm">
          <text:p/>
        </draw:line>
        <draw:custom-shape draw:style-name="gr10" draw:text-style-name="P1" draw:layer="layout" svg:width="0.762cm" svg:height="0.762cm" svg:x="17.899cm" svg:y="18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762cm" svg:height="0.762cm" svg:x="19cm" svg:y="18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1" draw:text-style-name="P3" draw:layer="layout" svg:width="4.342cm" svg:height="1.673cm" svg:x="1.952cm" svg:y="14.102cm">
          <draw:text-box>
            <text:p>|<text:span text:style-name="T3">00</text:span><text:span text:style-name="T2">&gt; + |11|</text:span></text:p>
          </draw:text-box>
        </draw:frame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5cm" svg:y1="5.803cm" svg:x2="26.49cm" svg:y2="5.8cm">
          <text:p/>
        </draw:line>
        <draw:line draw:style-name="gr1" draw:text-style-name="P1" draw:layer="layout" svg:x1="5.45cm" svg:y1="8.904cm" svg:x2="26.49cm" svg:y2="8.901cm">
          <text:p/>
        </draw:line>
        <draw:line draw:style-name="gr1" draw:text-style-name="P1" draw:layer="layout" svg:x1="5.477cm" svg:y1="13.471cm" svg:x2="26.517cm" svg:y2="13.468cm">
          <text:p/>
        </draw:line>
        <draw:line draw:style-name="gr1" draw:text-style-name="P1" draw:layer="layout" svg:x1="5.45cm" svg:y1="19.906cm" svg:x2="26.49cm" svg:y2="19.903cm">
          <text:p/>
        </draw:line>
        <draw:custom-shape draw:style-name="gr6" draw:text-style-name="P1" draw:layer="layout" svg:width="0.503cm" svg:height="6.589cm" svg:x="3.107cm" svg:y="2.6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5.557cm">
          <draw:text-box>
            <text:p><text:span text:style-name="T4">code word</text:span></text:p>
          </draw:text-box>
        </draw:frame>
        <draw:line draw:style-name="gr1" draw:text-style-name="P1" draw:layer="layout" svg:x1="6.921cm" svg:y1="2.707cm" svg:x2="6.901cm" svg:y2="14.331cm">
          <text:p/>
        </draw:line>
        <draw:custom-shape draw:style-name="gr2" draw:text-style-name="P1" draw:layer="layout" svg:width="1.613cm" svg:height="1.613cm" svg:x="6.08cm" svg:y="12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6.772cm" svg:y="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8.58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19cm" svg:y1="5.742cm" svg:x2="9.393cm" svg:y2="16.205cm">
          <text:p/>
        </draw:line>
        <draw:custom-shape draw:style-name="gr3" draw:text-style-name="P2" draw:layer="layout" svg:width="0.325cm" svg:height="0.33cm" svg:x="9.273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6cm" svg:height="0.33cm" svg:x="15.573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21cm" svg:y1="2.707cm" svg:x2="15.699cm" svg:y2="18.785cm">
          <text:p/>
        </draw:line>
        <draw:line draw:style-name="gr1" draw:text-style-name="P1" draw:layer="layout" svg:x1="18.601cm" svg:y1="8.864cm" svg:x2="18.631cm" svg:y2="20.747cm">
          <text:p/>
        </draw:line>
        <draw:custom-shape draw:style-name="gr3" draw:text-style-name="P2" draw:layer="layout" svg:width="0.276cm" svg:height="0.33cm" svg:x="18.474cm" svg:y="8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7.78cm" svg:y="19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77cm" svg:y1="15.472cm" svg:x2="26.517cm" svg:y2="15.469cm">
          <text:p/>
        </draw:line>
        <draw:frame draw:style-name="gr11" draw:text-style-name="P3" draw:layer="layout" svg:width="4.342cm" svg:height="1.673cm" svg:x="1.952cm" svg:y="18.703cm">
          <draw:text-box>
            <text:p>|<text:span text:style-name="T3">00</text:span><text:span text:style-name="T2">&gt; + |11|</text:span></text:p>
          </draw:text-box>
        </draw:frame>
        <draw:custom-shape draw:style-name="gr2" draw:text-style-name="P1" draw:layer="layout" svg:width="1.613cm" svg:height="1.613cm" svg:x="14.87cm" svg:y="17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5cm" svg:y1="18.007cm" svg:x2="26.49cm" svg:y2="18.004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5cm" svg:y1="5.803cm" svg:x2="26.49cm" svg:y2="5.8cm">
          <text:p/>
        </draw:line>
        <draw:line draw:style-name="gr1" draw:text-style-name="P1" draw:layer="layout" svg:x1="5.45cm" svg:y1="8.904cm" svg:x2="26.49cm" svg:y2="8.901cm">
          <text:p/>
        </draw:line>
        <draw:custom-shape draw:style-name="gr6" draw:text-style-name="P1" draw:layer="layout" svg:width="0.503cm" svg:height="6.589cm" svg:x="3.107cm" svg:y="2.6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5.557cm">
          <draw:text-box>
            <text:p><text:span text:style-name="T4">control</text:span></text:p>
            <text:p><text:span text:style-name="T4">code word</text:span></text:p>
          </draw:text-box>
        </draw:frame>
        <draw:line draw:style-name="gr1" draw:text-style-name="P1" draw:layer="layout" svg:x1="10.721cm" svg:y1="2.707cm" svg:x2="10.701cm" svg:y2="14.331cm">
          <text:p/>
        </draw:line>
        <draw:custom-shape draw:style-name="gr2" draw:text-style-name="P1" draw:layer="layout" svg:width="1.613cm" svg:height="1.613cm" svg:x="9.88cm" svg:y="12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0.572cm" svg:y="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3.78cm" svg:y="15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589cm" svg:y1="2.792cm" svg:x2="14.603cm" svg:y2="17.396cm">
          <text:p/>
        </draw:line>
        <draw:custom-shape draw:style-name="gr3" draw:text-style-name="P2" draw:layer="layout" svg:width="0.325cm" svg:height="0.33cm" svg:x="14.473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6cm" svg:height="0.33cm" svg:x="19.373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521cm" svg:y1="2.707cm" svg:x2="19.498cm" svg:y2="20.505cm">
          <text:p/>
        </draw:line>
        <draw:custom-shape draw:style-name="gr2" draw:text-style-name="P1" draw:layer="layout" svg:width="1.613cm" svg:height="1.613cm" svg:x="18.67cm" svg:y="1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3cm" svg:height="6.589cm" svg:x="3.107cm" svg:y="13.0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15.957cm">
          <draw:text-box>
            <text:p><text:span text:style-name="T4">target</text:span></text:p>
            <text:p><text:span text:style-name="T4">code word</text:span></text:p>
          </draw:text-box>
        </draw:frame>
        <draw:line draw:style-name="gr1" draw:text-style-name="P1" draw:layer="layout" svg:x1="5.45cm" svg:y1="13.503cm" svg:x2="26.49cm" svg:y2="13.5cm">
          <text:p/>
        </draw:line>
        <draw:line draw:style-name="gr1" draw:text-style-name="P1" draw:layer="layout" svg:x1="5.45cm" svg:y1="16.604cm" svg:x2="26.49cm" svg:y2="16.601cm">
          <text:p/>
        </draw:line>
        <draw:line draw:style-name="gr1" draw:text-style-name="P1" draw:layer="layout" svg:x1="5.45cm" svg:y1="19.705cm" svg:x2="26.49cm" svg:y2="19.702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5cm" svg:y1="5.803cm" svg:x2="26.49cm" svg:y2="5.8cm">
          <text:p/>
        </draw:line>
        <draw:line draw:style-name="gr1" draw:text-style-name="P1" draw:layer="layout" svg:x1="5.45cm" svg:y1="8.904cm" svg:x2="26.49cm" svg:y2="8.901cm">
          <text:p/>
        </draw:line>
        <draw:custom-shape draw:style-name="gr6" draw:text-style-name="P1" draw:layer="layout" svg:width="0.503cm" svg:height="6.589cm" svg:x="3.107cm" svg:y="2.6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5.557cm">
          <draw:text-box>
            <text:p><text:span text:style-name="T4">control</text:span></text:p>
            <text:p><text:span text:style-name="T4">code word</text:span></text:p>
          </draw:text-box>
        </draw:frame>
        <draw:line draw:style-name="gr1" draw:text-style-name="P1" draw:layer="layout" svg:x1="10.721cm" svg:y1="2.707cm" svg:x2="10.701cm" svg:y2="14.331cm">
          <text:p/>
        </draw:line>
        <draw:custom-shape draw:style-name="gr2" draw:text-style-name="P1" draw:layer="layout" svg:width="1.613cm" svg:height="1.613cm" svg:x="9.88cm" svg:y="12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0.572cm" svg:y="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3.78cm" svg:y="15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06cm" svg:y1="5.802cm" svg:x2="14.606cm" svg:y2="17.396cm">
          <text:p/>
        </draw:line>
        <draw:custom-shape draw:style-name="gr3" draw:text-style-name="P2" draw:layer="layout" svg:width="0.325cm" svg:height="0.33cm" svg:x="14.473cm" svg:y="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6cm" svg:height="0.33cm" svg:x="19.373cm" svg:y="8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501cm" svg:y1="8.901cm" svg:x2="19.501cm" svg:y2="20.505cm">
          <text:p/>
        </draw:line>
        <draw:custom-shape draw:style-name="gr2" draw:text-style-name="P1" draw:layer="layout" svg:width="1.613cm" svg:height="1.613cm" svg:x="18.67cm" svg:y="1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3cm" svg:height="6.589cm" svg:x="3.107cm" svg:y="13.0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3.996cm" svg:height="2.222cm" svg:x="0.317cm" svg:y="15.957cm">
          <draw:text-box>
            <text:p><text:span text:style-name="T4">target</text:span></text:p>
            <text:p><text:span text:style-name="T4">code word</text:span></text:p>
          </draw:text-box>
        </draw:frame>
        <draw:line draw:style-name="gr1" draw:text-style-name="P1" draw:layer="layout" svg:x1="5.45cm" svg:y1="13.503cm" svg:x2="26.49cm" svg:y2="13.5cm">
          <text:p/>
        </draw:line>
        <draw:line draw:style-name="gr1" draw:text-style-name="P1" draw:layer="layout" svg:x1="5.45cm" svg:y1="16.604cm" svg:x2="26.49cm" svg:y2="16.601cm">
          <text:p/>
        </draw:line>
        <draw:line draw:style-name="gr1" draw:text-style-name="P1" draw:layer="layout" svg:x1="5.45cm" svg:y1="19.705cm" svg:x2="26.49cm" svg:y2="19.702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2" draw:text-style-name="P1" draw:layer="layout" svg:width="2.087cm" svg:height="2.734cm" svg:x="2.513cm" svg:y="2.233cm">
          <text:p/>
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2" draw:text-style-name="P1" draw:layer="layout" svg:width="2.087cm" svg:height="2.734cm" svg:x="2.454cm" svg:y="6.614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line draw:style-name="gr1" draw:text-style-name="P1" draw:layer="layout" svg:x1="4.645cm" svg:y1="3.586cm" svg:x2="11.231cm" svg:y2="3.586cm">
          <text:p/>
        </draw:line>
        <draw:line draw:style-name="gr1" draw:text-style-name="P1" draw:layer="layout" svg:x1="4.645cm" svg:y1="7.986cm" svg:x2="11.231cm" svg:y2="7.986cm">
          <text:p/>
        </draw:line>
        <draw:custom-shape draw:style-name="gr13" draw:text-style-name="P1" draw:layer="layout" svg:width="4.086cm" svg:height="7.173cm" svg:x="11.231cm" svg:y="2.117cm">
          <text:p text:style-name="P8"><text:span text:style-name="T5">U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345cm" svg:y1="3.586cm" svg:x2="21.931cm" svg:y2="3.586cm">
          <text:p/>
        </draw:line>
        <draw:line draw:style-name="gr1" draw:text-style-name="P1" draw:layer="layout" svg:x1="15.345cm" svg:y1="7.986cm" svg:x2="21.931cm" svg:y2="7.986cm">
          <text:p/>
        </draw:line>
        <draw:custom-shape draw:style-name="gr12" draw:text-style-name="P1" draw:layer="layout" svg:width="2.087cm" svg:height="2.734cm" svg:x="21.927cm" svg:y="2.234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1" draw:layer="layout" svg:width="2.087cm" svg:height="2.734cm" svg:x="21.927cm" svg:y="6.635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2" draw:text-style-name="P1" draw:layer="layout" svg:width="2.087cm" svg:height="2.734cm" svg:x="2.513cm" svg:y="11.934cm">
          <text:p/>
          <draw:enhanced-geometry svg:viewBox="0 0 21600 21600" draw:mirror-horizontal="tru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2" draw:text-style-name="P1" draw:layer="layout" svg:width="2.087cm" svg:height="2.734cm" svg:x="2.454cm" svg:y="16.315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5" draw:text-style-name="P9" draw:layer="layout" svg:width="4.086cm" svg:height="7.295cm" svg:x="11.231cm" svg:y="11.995cm">
          <text:p text:style-name="P8"><text:span text:style-name="T5">Logical</text:span></text:p>
          <text:p text:style-name="P8"><text:span text:style-name="T5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087cm" svg:height="2.734cm" svg:x="21.927cm" svg:y="12.035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1" draw:layer="layout" svg:width="2.087cm" svg:height="2.734cm" svg:x="21.927cm" svg:y="16.436cm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1" draw:text-style-name="P1" draw:layer="layout" svg:x1="4.645cm" svg:y1="12.586cm" svg:x2="11.231cm" svg:y2="12.586cm">
          <text:p/>
        </draw:line>
        <draw:line draw:style-name="gr1" draw:text-style-name="P1" draw:layer="layout" svg:x1="4.645cm" svg:y1="13.186cm" svg:x2="11.231cm" svg:y2="13.186cm">
          <text:p/>
        </draw:line>
        <draw:line draw:style-name="gr1" draw:text-style-name="P1" draw:layer="layout" svg:x1="4.645cm" svg:y1="13.786cm" svg:x2="11.231cm" svg:y2="13.786cm">
          <text:p/>
        </draw:line>
        <draw:line draw:style-name="gr1" draw:text-style-name="P1" draw:layer="layout" svg:x1="4.645cm" svg:y1="17.086cm" svg:x2="11.231cm" svg:y2="17.086cm">
          <text:p/>
        </draw:line>
        <draw:line draw:style-name="gr1" draw:text-style-name="P1" draw:layer="layout" svg:x1="4.645cm" svg:y1="17.686cm" svg:x2="11.231cm" svg:y2="17.686cm">
          <text:p/>
        </draw:line>
        <draw:line draw:style-name="gr1" draw:text-style-name="P1" draw:layer="layout" svg:x1="4.645cm" svg:y1="18.286cm" svg:x2="11.231cm" svg:y2="18.286cm">
          <text:p/>
        </draw:line>
        <draw:line draw:style-name="gr1" draw:text-style-name="P1" draw:layer="layout" svg:x1="15.345cm" svg:y1="17.086cm" svg:x2="21.931cm" svg:y2="17.086cm">
          <text:p/>
        </draw:line>
        <draw:line draw:style-name="gr1" draw:text-style-name="P1" draw:layer="layout" svg:x1="15.345cm" svg:y1="17.686cm" svg:x2="21.931cm" svg:y2="17.686cm">
          <text:p/>
        </draw:line>
        <draw:line draw:style-name="gr1" draw:text-style-name="P1" draw:layer="layout" svg:x1="15.345cm" svg:y1="18.286cm" svg:x2="21.931cm" svg:y2="18.286cm">
          <text:p/>
        </draw:line>
        <draw:line draw:style-name="gr1" draw:text-style-name="P1" draw:layer="layout" svg:x1="15.345cm" svg:y1="12.586cm" svg:x2="21.931cm" svg:y2="12.586cm">
          <text:p/>
        </draw:line>
        <draw:line draw:style-name="gr1" draw:text-style-name="P1" draw:layer="layout" svg:x1="15.345cm" svg:y1="13.186cm" svg:x2="21.931cm" svg:y2="13.186cm">
          <text:p/>
        </draw:line>
        <draw:line draw:style-name="gr1" draw:text-style-name="P1" draw:layer="layout" svg:x1="15.345cm" svg:y1="13.786cm" svg:x2="21.931cm" svg:y2="13.786cm">
          <text:p/>
        </draw:line>
        <draw:custom-shape draw:style-name="gr16" draw:text-style-name="P10" draw:layer="layout" svg:width="2.969cm" svg:height="2.705cm" svg:x="6.44cm" svg:y="11.965cm">
          <text:p text:style-name="P8"><text:span text:style-name="T5">EC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969cm" svg:height="2.705cm" svg:x="6.44cm" svg:y="16.365cm">
          <text:p text:style-name="P8"><text:span text:style-name="T5">EC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969cm" svg:height="2.705cm" svg:x="17.04cm" svg:y="16.365cm">
          <text:p text:style-name="P8"><text:span text:style-name="T5">EC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969cm" svg:height="2.705cm" svg:x="17.04cm" svg:y="11.965cm">
          <text:p text:style-name="P8"><text:span text:style-name="T5">EC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35cm" svg:height="0.962cm" svg:x="2.559cm" svg:y="0.529cm">
          <draw:text-box>
            <text:p>Prepare</text:p>
          </draw:text-box>
        </draw:frame>
        <draw:frame draw:style-name="gr4" draw:text-style-name="P3" draw:layer="layout" svg:width="5.35cm" svg:height="0.962cm" svg:x="11.702cm" svg:y="0.529cm">
          <draw:text-box>
            <text:p>Apply U</text:p>
          </draw:text-box>
        </draw:frame>
        <draw:frame draw:style-name="gr4" draw:text-style-name="P3" draw:layer="layout" svg:width="5.35cm" svg:height="0.962cm" svg:x="21.579cm" svg:y="0.541cm">
          <draw:text-box>
            <text:p>Measure</text:p>
          </draw:text-box>
        </draw:frame>
        <draw:line draw:style-name="gr20" draw:text-style-name="P1" draw:layer="layout" svg:x1="0cm" svg:y1="10.474cm" svg:x2="28cm" svg:y2="10.475cm">
          <text:p/>
        </draw:line>
        <draw:frame draw:style-name="gr21" draw:text-style-name="P11" draw:layer="layout" svg:width="6.056cm" svg:height="1.411cm" draw:transform="rotate (1.5707963267949) translate (0.457cm 18.396cm)">
          <draw:text-box>
            <text:p text:style-name="P6">Simulation</text:p>
          </draw:text-box>
        </draw:frame>
        <draw:frame draw:style-name="gr21" draw:text-style-name="P11" draw:layer="layout" svg:width="6.056cm" svg:height="1.411cm" draw:transform="rotate (1.5707963267949) translate (0.458cm 8.696cm)">
          <draw:text-box>
            <text:p text:style-name="P6">Original circuit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2.205cm" svg:y1="1.784cm" svg:x2="25.9cm" svg:y2="1.783cm">
          <text:p/>
        </draw:line>
        <draw:line draw:style-name="gr20" draw:text-style-name="P1" draw:layer="layout" svg:x1="2.206cm" svg:y1="5.384cm" svg:x2="25.901cm" svg:y2="5.383cm">
          <text:p/>
        </draw:line>
        <draw:line draw:style-name="gr20" draw:text-style-name="P1" draw:layer="layout" svg:x1="2.207cm" svg:y1="8.984cm" svg:x2="25.902cm" svg:y2="8.983cm">
          <text:p/>
        </draw:line>
        <draw:line draw:style-name="gr20" draw:text-style-name="P1" draw:layer="layout" svg:x1="2.208cm" svg:y1="12.584cm" svg:x2="25.903cm" svg:y2="12.583cm">
          <text:p/>
        </draw:line>
        <draw:line draw:style-name="gr20" draw:text-style-name="P1" draw:layer="layout" svg:x1="2.209cm" svg:y1="16.184cm" svg:x2="25.904cm" svg:y2="16.183cm">
          <text:p/>
        </draw:line>
        <draw:line draw:style-name="gr20" draw:text-style-name="P1" draw:layer="layout" svg:x1="2.21cm" svg:y1="19.784cm" svg:x2="25.905cm" svg:y2="19.783cm">
          <text:p/>
        </draw:line>
        <draw:line draw:style-name="gr20" draw:text-style-name="P1" draw:layer="layout" svg:x1="3.433cm" svg:y1="0.794cm" svg:x2="3.433cm" svg:y2="20.608cm">
          <text:p/>
        </draw:line>
        <draw:line draw:style-name="gr20" draw:text-style-name="P1" draw:layer="layout" svg:x1="7.613cm" svg:y1="0.794cm" svg:x2="7.613cm" svg:y2="20.608cm">
          <text:p/>
        </draw:line>
        <draw:line draw:style-name="gr20" draw:text-style-name="P1" draw:layer="layout" svg:x1="11.793cm" svg:y1="0.794cm" svg:x2="11.793cm" svg:y2="20.608cm">
          <text:p/>
        </draw:line>
        <draw:line draw:style-name="gr20" draw:text-style-name="P1" draw:layer="layout" svg:x1="15.973cm" svg:y1="0.794cm" svg:x2="15.973cm" svg:y2="20.608cm">
          <text:p/>
        </draw:line>
        <draw:line draw:style-name="gr20" draw:text-style-name="P1" draw:layer="layout" svg:x1="20.153cm" svg:y1="0.794cm" svg:x2="20.153cm" svg:y2="20.608cm">
          <text:p/>
        </draw:line>
        <draw:line draw:style-name="gr20" draw:text-style-name="P1" draw:layer="layout" svg:x1="24.333cm" svg:y1="0.794cm" svg:x2="24.333cm" svg:y2="20.608cm">
          <text:p/>
        </draw:line>
        <draw:custom-shape draw:style-name="gr3" draw:text-style-name="P2" draw:layer="layout" svg:width="0.398cm" svg:height="0.33cm" svg:x="9.4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398cm" svg:height="0.33cm" svg:x="13.7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398cm" svg:height="0.33cm" svg:x="1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398cm" svg:height="0.33cm" svg:x="22.1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4cm" svg:y="1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398cm" svg:height="0.33cm" svg:x="13.7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398cm" svg:height="0.33cm" svg:x="11.5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398cm" svg:height="0.33cm" svg:x="15.7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398cm" svg:height="0.33cm" svg:x="19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398cm" svg:height="0.33cm" svg:x="19.9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969cm" svg:height="1.673cm" svg:x="25.031cm" svg:y="16.228cm">
          <draw:text-box>
            <text:p>Qubit</text:p>
          </draw:text-box>
        </draw:frame>
        <draw:line draw:style-name="gr24" draw:text-style-name="P1" draw:layer="layout" svg:x1="25.341cm" svg:y1="17.227cm" svg:x2="24.606cm" svg:y2="17.815cm">
          <text:p/>
        </draw:line>
        <draw:line draw:style-name="gr24" draw:text-style-name="P1" draw:layer="layout" svg:x1="25.576cm" svg:y1="16.316cm" svg:x2="24.724cm" svg:y2="14.905cm">
          <text:p/>
        </draw:line>
        <draw:frame draw:style-name="gr4" draw:text-style-name="P3" draw:layer="layout" svg:width="2.851cm" svg:height="0.962cm" svg:x="17.139cm" svg:y="13.229cm">
          <draw:text-box>
            <text:p>Vertex</text:p>
          </draw:text-box>
        </draw:frame>
        <draw:line draw:style-name="gr24" draw:text-style-name="P1" draw:layer="layout" svg:x1="18.697cm" svg:y1="14.199cm" svg:x2="19.873cm" svg:y2="15.846cm">
          <text:p/>
        </draw:line>
        <draw:frame draw:style-name="gr4" draw:text-style-name="P3" draw:layer="layout" svg:width="2.381cm" svg:height="0.962cm" svg:x="21.343cm" svg:y="13.141cm">
          <draw:text-box>
            <text:p>Edge</text:p>
          </draw:text-box>
        </draw:frame>
        <draw:line draw:style-name="gr24" draw:text-style-name="P1" draw:layer="layout" svg:x1="23.107cm" svg:y1="14.052cm" svg:x2="24.253cm" svg:y2="15.17cm">
          <text:p/>
        </draw:line>
        <draw:frame draw:style-name="gr4" draw:text-style-name="P3" draw:layer="layout" svg:width="2.529cm" svg:height="0.962cm" svg:x="21.343cm" svg:y="10.26cm">
          <draw:text-box>
            <text:p>Face</text:p>
          </draw:text-box>
        </draw:frame>
        <draw:frame draw:style-name="gr4" draw:text-style-name="P14" draw:layer="layout" svg:width="1.44cm" svg:height="0.962cm" svg:x="13.318cm" svg:y="6.762cm">
          <draw:text-box>
            <text:p><text:span text:style-name="T6">f</text:span></text:p>
          </draw:text-box>
        </draw:frame>
        <draw:line draw:style-name="gr25" draw:text-style-name="P1" draw:layer="layout" svg:x1="11.789cm" svg:y1="5.365cm" svg:x2="15.963cm" svg:y2="5.365cm">
          <text:p/>
        </draw:line>
        <draw:line draw:style-name="gr25" draw:text-style-name="P1" draw:layer="layout" svg:x1="11.789cm" svg:y1="8.966cm" svg:x2="15.963cm" svg:y2="8.966cm">
          <text:p/>
        </draw:line>
        <draw:line draw:style-name="gr25" draw:text-style-name="P1" draw:layer="layout" svg:x1="11.83cm" svg:y1="5.379cm" svg:x2="11.858cm" svg:y2="8.996cm">
          <text:p/>
        </draw:line>
        <draw:line draw:style-name="gr25" draw:text-style-name="P1" draw:layer="layout" svg:x1="15.93cm" svg:y1="5.38cm" svg:x2="15.958cm" svg:y2="8.997cm">
          <text:p/>
        </draw:line>
        <draw:line draw:style-name="gr26" draw:text-style-name="P1" draw:layer="layout" svg:x1="20.123cm" svg:y1="1.758cm" svg:x2="20.123cm" svg:y2="5.209cm">
          <text:p/>
        </draw:line>
        <draw:line draw:style-name="gr26" draw:text-style-name="P1" draw:layer="layout" svg:x1="20.138cm" svg:y1="5.523cm" svg:x2="20.147cm" svg:y2="8.958cm">
          <text:p/>
        </draw:line>
        <draw:line draw:style-name="gr26" draw:text-style-name="P1" draw:layer="layout" svg:x1="16.36cm" svg:y1="5.326cm" svg:x2="19.947cm" svg:y2="5.326cm">
          <text:p/>
        </draw:line>
        <draw:line draw:style-name="gr26" draw:text-style-name="P1" draw:layer="layout" svg:x1="20.361cm" svg:y1="5.326cm" svg:x2="23.948cm" svg:y2="5.326cm">
          <text:p/>
        </draw:line>
        <draw:frame draw:style-name="gr4" draw:text-style-name="P15" draw:layer="layout" svg:width="1.205cm" svg:height="0.962cm" svg:x="20.579cm" svg:y="4.38cm">
          <draw:text-box>
            <text:p><text:span text:style-name="T7">v</text:span></text:p>
          </draw:text-box>
        </draw:frame>
        <draw:line draw:style-name="gr1" draw:text-style-name="P1" draw:layer="layout" svg:x1="5.446cm" svg:y1="7.1cm" svg:x2="5.438cm" svg:y2="10.936cm">
          <text:p/>
        </draw:line>
        <draw:line draw:style-name="gr1" draw:text-style-name="P1" draw:layer="layout" svg:x1="5.438cm" svg:y1="7.103cm" svg:x2="9.76cm" svg:y2="7.103cm">
          <text:p/>
        </draw:line>
        <draw:line draw:style-name="gr1" draw:text-style-name="P1" draw:layer="layout" svg:x1="9.746cm" svg:y1="7.1cm" svg:x2="9.738cm" svg:y2="10.936cm">
          <text:p/>
        </draw:line>
        <draw:line draw:style-name="gr1" draw:text-style-name="P1" draw:layer="layout" svg:x1="5.438cm" svg:y1="10.803cm" svg:x2="9.76cm" svg:y2="10.803cm">
          <text:p/>
        </draw:line>
        <draw:frame draw:style-name="gr27" draw:text-style-name="P3" draw:layer="layout" svg:width="0.617cm" svg:height="1.094cm" svg:x="7.66cm" svg:y="7.982cm">
          <draw:text-box>
            <text:p>v</text:p>
          </draw:text-box>
        </draw:frame>
        <draw:frame draw:style-name="gr11" draw:text-style-name="P3" draw:layer="layout" svg:width="1.125cm" svg:height="1.673cm" svg:x="5.953cm" svg:y="7.582cm">
          <draw:text-box>
            <text:p>v*</text:p>
          </draw:text-box>
        </draw:frame>
        <draw:frame draw:style-name="gr4" draw:text-style-name="P3" draw:layer="layout" svg:width="0.794cm" svg:height="0.962cm" svg:x="10.255cm" svg:y="9.996cm">
          <draw:text-box>
            <text:p>e</text:p>
          </draw:text-box>
        </draw:frame>
        <draw:frame draw:style-name="gr4" draw:text-style-name="P3" draw:layer="layout" svg:width="1.943cm" svg:height="0.962cm" svg:x="10.077cm" svg:y="5.622cm">
          <draw:text-box>
            <text:p>e*</text:p>
          </draw:text-box>
        </draw:frame>
        <draw:line draw:style-name="gr24" draw:text-style-name="P1" draw:layer="layout" svg:x1="10.558cm" svg:y1="10.029cm" svg:x2="10.286cm" svg:y2="9.035cm">
          <text:p/>
        </draw:line>
        <draw:line draw:style-name="gr24" draw:text-style-name="P1" draw:layer="layout" svg:x1="10.357cm" svg:y1="6.501cm" svg:x2="9.827cm" svg:y2="7.156cm">
          <text:p/>
        </draw:line>
        <draw:line draw:style-name="gr24" draw:text-style-name="P1" draw:layer="layout" svg:x1="2.293cm" svg:y1="4.031cm" svg:x2="5.241cm" svg:y2="7.483cm">
          <text:p/>
        </draw:line>
        <draw:frame draw:style-name="gr28" draw:text-style-name="P3" draw:layer="layout" svg:width="2.621cm" svg:height="2.384cm" svg:x="0.151cm" svg:y="2.75cm">
          <draw:text-box>
            <text:p>Part of dual lattice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2.205cm" svg:y1="1.784cm" svg:x2="25.9cm" svg:y2="1.783cm">
          <text:p/>
        </draw:line>
        <draw:line draw:style-name="gr20" draw:text-style-name="P1" draw:layer="layout" svg:x1="2.206cm" svg:y1="5.384cm" svg:x2="25.901cm" svg:y2="5.383cm">
          <text:p/>
        </draw:line>
        <draw:line draw:style-name="gr20" draw:text-style-name="P1" draw:layer="layout" svg:x1="2.207cm" svg:y1="8.984cm" svg:x2="25.902cm" svg:y2="8.983cm">
          <text:p/>
        </draw:line>
        <draw:line draw:style-name="gr20" draw:text-style-name="P1" draw:layer="layout" svg:x1="2.208cm" svg:y1="12.584cm" svg:x2="25.903cm" svg:y2="12.583cm">
          <text:p/>
        </draw:line>
        <draw:line draw:style-name="gr20" draw:text-style-name="P1" draw:layer="layout" svg:x1="2.209cm" svg:y1="16.184cm" svg:x2="25.904cm" svg:y2="16.183cm">
          <text:p/>
        </draw:line>
        <draw:line draw:style-name="gr20" draw:text-style-name="P1" draw:layer="layout" svg:x1="2.21cm" svg:y1="19.784cm" svg:x2="25.905cm" svg:y2="19.783cm">
          <text:p/>
        </draw:line>
        <draw:line draw:style-name="gr20" draw:text-style-name="P1" draw:layer="layout" svg:x1="3.433cm" svg:y1="0.794cm" svg:x2="3.433cm" svg:y2="20.608cm">
          <text:p/>
        </draw:line>
        <draw:line draw:style-name="gr20" draw:text-style-name="P1" draw:layer="layout" svg:x1="7.613cm" svg:y1="0.794cm" svg:x2="7.613cm" svg:y2="20.608cm">
          <text:p/>
        </draw:line>
        <draw:line draw:style-name="gr20" draw:text-style-name="P1" draw:layer="layout" svg:x1="11.793cm" svg:y1="0.794cm" svg:x2="11.793cm" svg:y2="20.608cm">
          <text:p/>
        </draw:line>
        <draw:line draw:style-name="gr20" draw:text-style-name="P1" draw:layer="layout" svg:x1="15.973cm" svg:y1="0.794cm" svg:x2="15.973cm" svg:y2="20.608cm">
          <text:p/>
        </draw:line>
        <draw:line draw:style-name="gr20" draw:text-style-name="P1" draw:layer="layout" svg:x1="20.153cm" svg:y1="0.794cm" svg:x2="20.153cm" svg:y2="20.608cm">
          <text:p/>
        </draw:line>
        <draw:line draw:style-name="gr20" draw:text-style-name="P1" draw:layer="layout" svg:x1="24.333cm" svg:y1="0.794cm" svg:x2="24.333cm" svg:y2="20.608cm">
          <text:p/>
        </draw:line>
        <draw:custom-shape draw:style-name="gr3" draw:text-style-name="P2" draw:layer="layout" svg:width="0.398cm" svg:height="0.33cm" svg:x="9.4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2.205cm" svg:y1="1.784cm" svg:x2="25.9cm" svg:y2="1.783cm">
          <text:p/>
        </draw:line>
        <draw:line draw:style-name="gr20" draw:text-style-name="P1" draw:layer="layout" svg:x1="2.206cm" svg:y1="5.384cm" svg:x2="25.901cm" svg:y2="5.383cm">
          <text:p/>
        </draw:line>
        <draw:line draw:style-name="gr20" draw:text-style-name="P1" draw:layer="layout" svg:x1="2.207cm" svg:y1="8.984cm" svg:x2="25.902cm" svg:y2="8.983cm">
          <text:p/>
        </draw:line>
        <draw:line draw:style-name="gr29" draw:text-style-name="P1" draw:layer="layout" svg:x1="2.208cm" svg:y1="12.584cm" svg:x2="25.903cm" svg:y2="12.583cm">
          <text:p/>
        </draw:line>
        <draw:line draw:style-name="gr20" draw:text-style-name="P1" draw:layer="layout" svg:x1="2.209cm" svg:y1="16.184cm" svg:x2="25.904cm" svg:y2="16.183cm">
          <text:p/>
        </draw:line>
        <draw:line draw:style-name="gr20" draw:text-style-name="P1" draw:layer="layout" svg:x1="2.21cm" svg:y1="19.784cm" svg:x2="25.905cm" svg:y2="19.783cm">
          <text:p/>
        </draw:line>
        <draw:line draw:style-name="gr20" draw:text-style-name="P1" draw:layer="layout" svg:x1="3.433cm" svg:y1="0.794cm" svg:x2="3.433cm" svg:y2="20.608cm">
          <text:p/>
        </draw:line>
        <draw:line draw:style-name="gr20" draw:text-style-name="P1" draw:layer="layout" svg:x1="7.613cm" svg:y1="0.794cm" svg:x2="7.613cm" svg:y2="20.608cm">
          <text:p/>
        </draw:line>
        <draw:line draw:style-name="gr29" draw:text-style-name="P1" draw:layer="layout" svg:x1="11.793cm" svg:y1="0.794cm" svg:x2="11.793cm" svg:y2="20.608cm">
          <text:p/>
        </draw:line>
        <draw:line draw:style-name="gr20" draw:text-style-name="P1" draw:layer="layout" svg:x1="15.973cm" svg:y1="0.794cm" svg:x2="15.973cm" svg:y2="20.608cm">
          <text:p/>
        </draw:line>
        <draw:line draw:style-name="gr20" draw:text-style-name="P1" draw:layer="layout" svg:x1="20.153cm" svg:y1="0.794cm" svg:x2="20.153cm" svg:y2="20.608cm">
          <text:p/>
        </draw:line>
        <draw:line draw:style-name="gr20" draw:text-style-name="P1" draw:layer="layout" svg:x1="24.333cm" svg:y1="0.794cm" svg:x2="24.333cm" svg:y2="20.608cm">
          <text:p/>
        </draw:line>
        <draw:custom-shape draw:style-name="gr3" draw:text-style-name="P2" draw:layer="layout" svg:width="0.398cm" svg:height="0.33cm" svg:x="9.4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1.361cm" svg:height="1.114cm" svg:x="24.972cm" svg:y="12.574cm">
          <draw:text-box>
            <text:p>c<text:span text:style-name="T8">1</text:span></text:p>
          </draw:text-box>
        </draw:frame>
        <draw:frame draw:style-name="gr30" draw:text-style-name="P3" draw:layer="layout" svg:width="1.361cm" svg:height="1.114cm" svg:x="12.172cm" svg:y="0.453cm">
          <draw:text-box>
            <text:p>c<text:span text:style-name="T8">2</text:span></text:p>
          </draw:text-box>
        </draw:frame>
        <draw:line draw:style-name="gr31" draw:text-style-name="P1" draw:layer="layout" svg:x1="9.701cm" svg:y1="0.478cm" svg:x2="9.676cm" svg:y2="20.536cm">
          <text:p/>
        </draw:line>
        <draw:line draw:style-name="gr31" draw:text-style-name="P1" draw:layer="layout" svg:x1="1.987cm" svg:y1="7.204cm" svg:x2="26.307cm" svg:y2="7.206cm">
          <text:p/>
        </draw:line>
        <draw:frame draw:style-name="gr30" draw:text-style-name="P3" draw:layer="layout" svg:width="1.361cm" svg:height="1.114cm" svg:x="25.528cm" svg:y="7.307cm">
          <draw:text-box>
            <text:p>c*<text:span text:style-name="T8">1</text:span></text:p>
          </draw:text-box>
        </draw:frame>
        <draw:frame draw:style-name="gr30" draw:text-style-name="P3" draw:layer="layout" svg:width="1.361cm" svg:height="1.114cm" svg:x="8.116cm" svg:y="0.478cm">
          <draw:text-box>
            <text:p>c*<text:span text:style-name="T8">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2.809cm" svg:y1="10.664cm" svg:x2="25.328cm" svg:y2="10.664cm">
          <text:p/>
        </draw:line>
        <draw:line draw:style-name="gr1" draw:text-style-name="P1" draw:layer="layout" svg:x1="2.809cm" svg:y1="12.769cm" svg:x2="25.328cm" svg:y2="12.769cm">
          <text:p/>
        </draw:line>
        <draw:line draw:style-name="gr1" draw:text-style-name="P1" draw:layer="layout" svg:x1="2.809cm" svg:y1="15.175cm" svg:x2="25.328cm" svg:y2="15.175cm">
          <text:p/>
        </draw:line>
        <draw:line draw:style-name="gr1" draw:text-style-name="P1" draw:layer="layout" svg:x1="2.809cm" svg:y1="8.458cm" svg:x2="25.328cm" svg:y2="8.458cm">
          <text:p/>
        </draw:line>
        <draw:line draw:style-name="gr1" draw:text-style-name="P1" draw:layer="layout" svg:x1="2.809cm" svg:y1="6.052cm" svg:x2="25.328cm" svg:y2="6.052cm">
          <text:p/>
        </draw:line>
        <draw:line draw:style-name="gr1" draw:text-style-name="P1" draw:layer="layout" svg:x1="2.809cm" svg:y1="19.285cm" svg:x2="25.328cm" svg:y2="19.285cm">
          <text:p/>
        </draw:line>
        <draw:frame draw:style-name="gr28" draw:text-style-name="P3" draw:layer="layout" svg:width="1.058cm" svg:height="2.384cm" svg:x="4.262cm" svg:y="16.329cm">
          <draw:text-box>
            <text:p>.</text:p>
            <text:p>.</text:p>
            <text:p>.</text:p>
          </draw:text-box>
        </draw:frame>
        <draw:line draw:style-name="gr1" draw:text-style-name="P1" draw:layer="layout" svg:x1="1.764cm" svg:y1="2.085cm" svg:x2="25.728cm" svg:y2="2.085cm">
          <text:p/>
        </draw:line>
        <draw:custom-shape draw:style-name="gr32" draw:text-style-name="P7" draw:layer="layout" svg:width="1.456cm" svg:height="2.349cm" svg:x="4.531cm" svg:y="1.058cm">
          <text:p text:style-name="P6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1.456cm" svg:height="2.349cm" svg:x="20.931cm" svg:y="1.058cm">
          <text:p text:style-name="P6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7.044cm" svg:height="15.181cm" svg:x="10.452cm" svg:y="4.696cm">
          <text:p text:style-name="P6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8cm" svg:height="0.33cm" svg:x="13.675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8cm" svg:y1="2.117cm" svg:x2="13.88cm" svg:y2="4.715cm">
          <text:p/>
        </draw:line>
        <draw:frame draw:style-name="gr4" draw:text-style-name="P3" draw:layer="layout" svg:width="2.558cm" svg:height="0.962cm" svg:x="0.687cm" svg:y="10.237cm">
          <draw:text-box>
            <text:p>|<text:span text:style-name="T1">Ψ</text:span><text:span text:style-name="T2">&gt;</text:span></text:p>
          </draw:text-box>
        </draw:frame>
        <draw:frame draw:style-name="gr4" draw:text-style-name="P3" draw:layer="layout" svg:width="2.558cm" svg:height="0.962cm" svg:x="0.39cm" svg:y="1.574cm">
          <draw:text-box>
            <text:p>|<text:span text:style-name="T3">0</text:span><text:span text:style-name="T2">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2.558cm" svg:height="0.962cm" svg:x="1.933cm" svg:y="2.311cm">
          <draw:text-box>
            <text:p>|<text:span text:style-name="T3">0</text:span><text:span text:style-name="T2">&gt;</text:span></text:p>
          </draw:text-box>
        </draw:frame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77cm" svg:y1="15.562cm" svg:x2="26.517cm" svg:y2="15.559cm">
          <text:p/>
        </draw:line>
        <draw:line draw:style-name="gr1" draw:text-style-name="P1" draw:layer="layout" svg:x1="5.45cm" svg:y1="19.006cm" svg:x2="26.49cm" svg:y2="19.003cm">
          <text:p/>
        </draw:line>
        <draw:line draw:style-name="gr1" draw:text-style-name="P1" draw:layer="layout" svg:x1="11.29cm" svg:y1="2.707cm" svg:x2="11.29cm" svg:y2="9.525cm">
          <text:p/>
        </draw:line>
        <draw:custom-shape draw:style-name="gr2" draw:text-style-name="P1" draw:layer="layout" svg:width="1.613cm" svg:height="1.613cm" svg:x="10.48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172cm" svg:y="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3.48cm" svg:y="1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03cm" svg:y1="2.742cm" svg:x2="14.303cm" svg:y2="12.926cm">
          <text:p/>
        </draw:line>
        <draw:custom-shape draw:style-name="gr3" draw:text-style-name="P2" draw:layer="layout" svg:width="0.325cm" svg:height="0.33cm" svg:x="14.197cm" svg:y="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77cm" svg:y1="12.117cm" svg:x2="26.517cm" svg:y2="12.114cm">
          <text:p/>
        </draw:line>
        <draw:line draw:style-name="gr1" draw:text-style-name="P1" draw:layer="layout" svg:x1="5.477cm" svg:y1="8.673cm" svg:x2="26.517cm" svg:y2="8.67cm">
          <text:p/>
        </draw:line>
        <draw:custom-shape draw:style-name="gr2" draw:text-style-name="P1" draw:layer="layout" svg:width="1.613cm" svg:height="1.613cm" svg:x="16.48cm" svg:y="1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9.48cm" svg:y="18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25cm" svg:height="0.33cm" svg:x="17.185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25cm" svg:height="0.33cm" svg:x="20.173cm" svg:y="2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29cm" svg:y1="2.742cm" svg:x2="17.29cm" svg:y2="16.418cm">
          <text:p/>
        </draw:line>
        <draw:line draw:style-name="gr1" draw:text-style-name="P1" draw:layer="layout" svg:x1="20.299cm" svg:y1="2.742cm" svg:x2="20.298cm" svg:y2="19.778cm">
          <text:p/>
        </draw:line>
        <draw:custom-shape draw:style-name="gr34" draw:text-style-name="P7" draw:layer="layout" svg:width="1.456cm" svg:height="2.349cm" svg:x="7.098cm" svg:y="1.667cm">
          <text:p text:style-name="P6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456cm" svg:height="2.349cm" svg:x="23.198cm" svg:y="1.667cm">
          <text:p text:style-name="P6"><text:span text:style-name="T9">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2.558cm" svg:height="0.962cm" svg:x="1.933cm" svg:y="2.311cm">
          <draw:text-box>
            <text:p>|<text:span text:style-name="T3">0</text:span><text:span text:style-name="T2">&gt;</text:span></text:p>
          </draw:text-box>
        </draw:frame>
        <draw:line draw:style-name="gr1" draw:text-style-name="P1" draw:layer="layout" svg:x1="5.45cm" svg:y1="2.702cm" svg:x2="26.49cm" svg:y2="2.699cm">
          <text:p/>
        </draw:line>
        <draw:line draw:style-name="gr1" draw:text-style-name="P1" draw:layer="layout" svg:x1="5.477cm" svg:y1="15.562cm" svg:x2="26.517cm" svg:y2="15.559cm">
          <text:p/>
        </draw:line>
        <draw:line draw:style-name="gr1" draw:text-style-name="P1" draw:layer="layout" svg:x1="5.45cm" svg:y1="19.006cm" svg:x2="26.49cm" svg:y2="19.003cm">
          <text:p/>
        </draw:line>
        <draw:line draw:style-name="gr1" draw:text-style-name="P1" draw:layer="layout" svg:x1="11.29cm" svg:y1="1.907cm" svg:x2="11.29cm" svg:y2="8.725cm">
          <text:p/>
        </draw:line>
        <draw:custom-shape draw:style-name="gr2" draw:text-style-name="P1" draw:layer="layout" svg:width="1.613cm" svg:height="1.613cm" svg:x="10.48cm" svg:y="1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172cm" svg:y="8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3.48cm" svg:y="1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03cm" svg:y1="1.842cm" svg:x2="14.303cm" svg:y2="12.026cm">
          <text:p/>
        </draw:line>
        <draw:custom-shape draw:style-name="gr3" draw:text-style-name="P2" draw:layer="layout" svg:width="0.325cm" svg:height="0.33cm" svg:x="14.097cm" svg:y="11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77cm" svg:y1="12.117cm" svg:x2="26.517cm" svg:y2="12.114cm">
          <text:p/>
        </draw:line>
        <draw:line draw:style-name="gr1" draw:text-style-name="P1" draw:layer="layout" svg:x1="5.477cm" svg:y1="8.673cm" svg:x2="26.517cm" svg:y2="8.67cm">
          <text:p/>
        </draw:line>
        <draw:custom-shape draw:style-name="gr2" draw:text-style-name="P1" draw:layer="layout" svg:width="1.613cm" svg:height="1.613cm" svg:x="16.48cm" svg:y="1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1.613cm" svg:x="19.528cm" svg:y="1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25cm" svg:height="0.33cm" svg:x="17.185cm" svg:y="15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25cm" svg:height="0.33cm" svg:x="20.173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29cm" svg:y1="1.842cm" svg:x2="17.29cm" svg:y2="15.518cm">
          <text:p/>
        </draw:line>
        <draw:line draw:style-name="gr1" draw:text-style-name="P1" draw:layer="layout" svg:x1="20.299cm" svg:y1="1.842cm" svg:x2="20.298cm" svg:y2="18.878cm">
          <text:p/>
        </draw:lin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2.205cm" svg:y1="1.784cm" svg:x2="25.9cm" svg:y2="1.783cm">
          <text:p/>
        </draw:line>
        <draw:line draw:style-name="gr20" draw:text-style-name="P1" draw:layer="layout" svg:x1="2.206cm" svg:y1="5.384cm" svg:x2="25.901cm" svg:y2="5.383cm">
          <text:p/>
        </draw:line>
        <draw:line draw:style-name="gr20" draw:text-style-name="P1" draw:layer="layout" svg:x1="2.207cm" svg:y1="8.984cm" svg:x2="25.902cm" svg:y2="8.983cm">
          <text:p/>
        </draw:line>
        <draw:line draw:style-name="gr20" draw:text-style-name="P1" draw:layer="layout" svg:x1="2.208cm" svg:y1="12.584cm" svg:x2="25.903cm" svg:y2="12.583cm">
          <text:p/>
        </draw:line>
        <draw:line draw:style-name="gr20" draw:text-style-name="P1" draw:layer="layout" svg:x1="2.209cm" svg:y1="16.184cm" svg:x2="25.904cm" svg:y2="16.183cm">
          <text:p/>
        </draw:line>
        <draw:line draw:style-name="gr20" draw:text-style-name="P1" draw:layer="layout" svg:x1="2.21cm" svg:y1="19.784cm" svg:x2="25.905cm" svg:y2="19.783cm">
          <text:p/>
        </draw:line>
        <draw:line draw:style-name="gr20" draw:text-style-name="P1" draw:layer="layout" svg:x1="3.433cm" svg:y1="0.794cm" svg:x2="3.433cm" svg:y2="20.608cm">
          <text:p/>
        </draw:line>
        <draw:line draw:style-name="gr20" draw:text-style-name="P1" draw:layer="layout" svg:x1="7.613cm" svg:y1="0.794cm" svg:x2="7.613cm" svg:y2="20.608cm">
          <text:p/>
        </draw:line>
        <draw:line draw:style-name="gr20" draw:text-style-name="P1" draw:layer="layout" svg:x1="11.793cm" svg:y1="0.794cm" svg:x2="11.793cm" svg:y2="20.608cm">
          <text:p/>
        </draw:line>
        <draw:line draw:style-name="gr20" draw:text-style-name="P1" draw:layer="layout" svg:x1="15.973cm" svg:y1="0.794cm" svg:x2="15.973cm" svg:y2="20.608cm">
          <text:p/>
        </draw:line>
        <draw:line draw:style-name="gr20" draw:text-style-name="P1" draw:layer="layout" svg:x1="20.153cm" svg:y1="0.794cm" svg:x2="20.153cm" svg:y2="20.608cm">
          <text:p/>
        </draw:line>
        <draw:line draw:style-name="gr20" draw:text-style-name="P1" draw:layer="layout" svg:x1="24.333cm" svg:y1="0.794cm" svg:x2="24.333cm" svg:y2="20.608cm">
          <text:p/>
        </draw:line>
        <draw:custom-shape draw:style-name="gr3" draw:text-style-name="P2" draw:layer="layout" svg:width="0.398cm" svg:height="0.33cm" svg:x="9.4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5.2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9.4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3.6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7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22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5.281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9.482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3.683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7.984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22.185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5.282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9.483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3.684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7.985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22.186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5.283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9.484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3.685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7.986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22.187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5.284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9.485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3.686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7.987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22.188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3.281cm" svg:y="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7.382cm" svg:y="1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1.583cm" svg:y="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5.784cm" svg:y="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9.985cm" svg:y="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24.186cm" svg:y="1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3.282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7.383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1.584cm" svg:y="5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5.785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9.986cm" svg:y="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24.187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3.283cm" svg:y="8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7.384cm" svg:y="8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1.585cm" svg:y="8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5.786cm" svg:y="8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9.987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24.188cm" svg:y="8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3.284cm" svg:y="1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7.385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1.586cm" svg:y="1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5.7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9.9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24.189cm" svg:y="12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3.285cm" svg:y="15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7.386cm" svg:y="15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1.587cm" svg:y="1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5.788cm" svg:y="15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9.989cm" svg:y="15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24.19cm" svg:y="15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3.286cm" svg:y="19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7.387cm" svg:y="19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1.588cm" svg:y="19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5.789cm" svg:y="19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9.99cm" svg:y="19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24.191cm" svg:y="19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7cm" svg:height="0.962cm" svg:x="9.261cm" svg:y="13.075cm">
          <draw:text-box>
            <text:p>Z</text:p>
          </draw:text-box>
        </draw:frame>
        <draw:frame draw:style-name="gr4" draw:text-style-name="P3" draw:layer="layout" svg:width="0.97cm" svg:height="0.962cm" svg:x="9.261cm" svg:y="14.875cm">
          <draw:text-box>
            <text:p>Z</text:p>
          </draw:text-box>
        </draw:frame>
        <draw:frame draw:style-name="gr4" draw:text-style-name="P3" draw:layer="layout" svg:width="0.97cm" svg:height="0.962cm" svg:x="10.361cm" svg:y="13.975cm">
          <draw:text-box>
            <text:p>Z</text:p>
          </draw:text-box>
        </draw:frame>
        <draw:frame draw:style-name="gr4" draw:text-style-name="P3" draw:layer="layout" svg:width="0.97cm" svg:height="0.962cm" svg:x="8.161cm" svg:y="13.975cm">
          <draw:text-box>
            <text:p>Z</text:p>
          </draw:text-box>
        </draw:frame>
        <draw:frame draw:style-name="gr36" draw:text-style-name="P16" draw:layer="layout" svg:width="0.97cm" svg:height="0.962cm" svg:x="8.161cm" svg:y="8.475cm">
          <draw:text-box>
            <text:p text:style-name="P6">X</text:p>
          </draw:text-box>
        </draw:frame>
        <draw:frame draw:style-name="gr36" draw:text-style-name="P16" draw:layer="layout" svg:width="0.97cm" svg:height="0.962cm" svg:x="6.061cm" svg:y="8.475cm">
          <draw:text-box>
            <text:p text:style-name="P6">X</text:p>
          </draw:text-box>
        </draw:frame>
        <draw:frame draw:style-name="gr36" draw:text-style-name="P16" draw:layer="layout" svg:width="0.97cm" svg:height="0.962cm" svg:x="7.161cm" svg:y="7.475cm">
          <draw:text-box>
            <text:p text:style-name="P6">X</text:p>
          </draw:text-box>
        </draw:frame>
        <draw:frame draw:style-name="gr36" draw:text-style-name="P16" draw:layer="layout" svg:width="0.97cm" svg:height="0.962cm" svg:x="7.161cm" svg:y="9.475cm">
          <draw:text-box>
            <text:p text:style-name="P6">X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2.205cm" svg:y1="1.784cm" svg:x2="25.9cm" svg:y2="1.783cm">
          <text:p/>
        </draw:line>
        <draw:line draw:style-name="gr20" draw:text-style-name="P1" draw:layer="layout" svg:x1="2.206cm" svg:y1="5.384cm" svg:x2="25.901cm" svg:y2="5.383cm">
          <text:p/>
        </draw:line>
        <draw:line draw:style-name="gr20" draw:text-style-name="P1" draw:layer="layout" svg:x1="2.207cm" svg:y1="8.984cm" svg:x2="25.902cm" svg:y2="8.983cm">
          <text:p/>
        </draw:line>
        <draw:line draw:style-name="gr20" draw:text-style-name="P1" draw:layer="layout" svg:x1="2.208cm" svg:y1="12.584cm" svg:x2="25.903cm" svg:y2="12.583cm">
          <text:p/>
        </draw:line>
        <draw:line draw:style-name="gr20" draw:text-style-name="P1" draw:layer="layout" svg:x1="2.209cm" svg:y1="16.184cm" svg:x2="25.904cm" svg:y2="16.183cm">
          <text:p/>
        </draw:line>
        <draw:line draw:style-name="gr20" draw:text-style-name="P1" draw:layer="layout" svg:x1="2.21cm" svg:y1="19.784cm" svg:x2="25.905cm" svg:y2="19.783cm">
          <text:p/>
        </draw:line>
        <draw:line draw:style-name="gr20" draw:text-style-name="P1" draw:layer="layout" svg:x1="3.433cm" svg:y1="0.794cm" svg:x2="3.433cm" svg:y2="20.608cm">
          <text:p/>
        </draw:line>
        <draw:line draw:style-name="gr20" draw:text-style-name="P1" draw:layer="layout" svg:x1="7.613cm" svg:y1="0.794cm" svg:x2="7.613cm" svg:y2="20.608cm">
          <text:p/>
        </draw:line>
        <draw:line draw:style-name="gr20" draw:text-style-name="P1" draw:layer="layout" svg:x1="11.793cm" svg:y1="0.794cm" svg:x2="11.793cm" svg:y2="20.608cm">
          <text:p/>
        </draw:line>
        <draw:line draw:style-name="gr20" draw:text-style-name="P1" draw:layer="layout" svg:x1="15.973cm" svg:y1="0.794cm" svg:x2="15.973cm" svg:y2="20.608cm">
          <text:p/>
        </draw:line>
        <draw:line draw:style-name="gr20" draw:text-style-name="P1" draw:layer="layout" svg:x1="20.153cm" svg:y1="0.794cm" svg:x2="20.153cm" svg:y2="20.608cm">
          <text:p/>
        </draw:line>
        <draw:line draw:style-name="gr20" draw:text-style-name="P1" draw:layer="layout" svg:x1="24.333cm" svg:y1="0.794cm" svg:x2="24.333cm" svg:y2="20.608cm">
          <text:p/>
        </draw:line>
        <draw:custom-shape draw:style-name="gr3" draw:text-style-name="P2" draw:layer="layout" svg:width="0.398cm" svg:height="0.33cm" svg:x="9.4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4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7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9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5.2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3.279cm" svg:y="1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3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5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7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9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6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4.184cm" svg:y="1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67cm" svg:height="0.714cm" svg:x="7.197cm" svg:y="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67cm" svg:height="0.714cm" svg:x="15.59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7.646cm" svg:y1="8.983cm" svg:x2="15.954cm" svg:y2="8.982cm">
          <text:p/>
        </draw:line>
        <draw:frame draw:style-name="gr4" draw:text-style-name="P14" draw:layer="layout" svg:width="1.719cm" svg:height="0.962cm" svg:x="12.039cm" svg:y="7.99cm">
          <draw:text-box>
            <text:p><text:span text:style-name="T6">c</text:span></text:p>
          </draw:text-box>
        </draw:frame>
        <draw:line draw:style-name="gr26" draw:text-style-name="P1" draw:layer="layout" svg:x1="5.646cm" svg:y1="14.484cm" svg:x2="13.954cm" svg:y2="14.483cm">
          <text:p/>
        </draw:line>
        <draw:custom-shape draw:style-name="gr38" draw:text-style-name="P13" draw:layer="layout" svg:width="0.767cm" svg:height="0.714cm" svg:x="4.99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767cm" svg:height="0.714cm" svg:x="13.497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5" draw:layer="layout" svg:width="1.693cm" svg:height="1.121cm" svg:x="9.022cm" svg:y="13.52cm">
          <draw:text-box>
            <text:p><text:span text:style-name="T7">c*</text:span></text:p>
          </draw:text-box>
        </draw:frame>
        <draw:line draw:style-name="gr40" draw:text-style-name="P1" draw:layer="layout" svg:x1="14.141cm" svg:y1="14.493cm" svg:x2="22.431cm" svg:y2="14.552cm">
          <text:p/>
        </draw:line>
        <draw:line draw:style-name="gr40" draw:text-style-name="P1" draw:layer="layout" svg:x1="22.255cm" svg:y1="3.586cm" svg:x2="22.208cm" svg:y2="14.847cm">
          <text:p/>
        </draw:line>
        <draw:line draw:style-name="gr40" draw:text-style-name="P1" draw:layer="layout" svg:x1="13.941cm" svg:y1="3.494cm" svg:x2="22.231cm" svg:y2="3.553cm">
          <text:p/>
        </draw:line>
        <draw:line draw:style-name="gr40" draw:text-style-name="P1" draw:layer="layout" svg:x1="13.956cm" svg:y1="3.487cm" svg:x2="13.909cm" svg:y2="14.748cm">
          <text:p/>
        </draw:line>
        <draw:frame draw:style-name="gr39" draw:text-style-name="P15" draw:layer="layout" svg:width="1.693cm" svg:height="1.121cm" svg:x="22.576cm" svg:y="6.201cm">
          <draw:text-box>
            <text:p><text:span text:style-name="T7">l*</text:span></text:p>
          </draw:text-box>
        </draw:frame>
        <draw:frame draw:style-name="gr39" draw:text-style-name="P15" draw:layer="layout" svg:width="1.693cm" svg:height="1.121cm" svg:x="8.935cm" svg:y="17.049cm">
          <draw:text-box>
            <text:p><text:span text:style-name="T7">m</text:span></text:p>
          </draw:text-box>
        </draw:frame>
        <draw:line draw:style-name="gr24" draw:text-style-name="P1" draw:layer="layout" svg:x1="8.673cm" svg:y1="17.197cm" svg:x2="5.997cm" svg:y2="15.11cm">
          <text:p/>
        </draw:line>
        <draw:line draw:style-name="gr24" draw:text-style-name="P1" draw:layer="layout" svg:x1="10.201cm" svg:y1="17.256cm" svg:x2="13.406cm" svg:y2="15.081cm">
          <text:p/>
        </draw:line>
        <draw:frame draw:style-name="gr4" draw:text-style-name="P14" draw:layer="layout" svg:width="1.719cm" svg:height="0.962cm" svg:x="9.218cm" svg:y="6.05cm">
          <draw:text-box>
            <text:p><text:span text:style-name="T6">e</text:span></text:p>
          </draw:text-box>
        </draw:frame>
        <draw:line draw:style-name="gr24" draw:text-style-name="P1" draw:layer="layout" svg:x1="10.025cm" svg:y1="6.761cm" svg:x2="15.199cm" svg:y2="8.407cm">
          <text:p/>
        </draw:line>
        <draw:line draw:style-name="gr24" draw:text-style-name="P1" draw:layer="layout" svg:x1="9.349cm" svg:y1="6.938cm" svg:x2="8.232cm" svg:y2="8.349cm">
          <text:p/>
        </draw:lin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6.819cm" svg:y1="3.179cm" svg:x2="21.315cm" svg:y2="3.179cm">
          <text:p/>
        </draw:line>
        <draw:line draw:style-name="gr20" draw:text-style-name="P1" draw:layer="layout" svg:x1="11.677cm" svg:y1="3.187cm" svg:x2="11.676cm" svg:y2="17.474cm">
          <text:p/>
        </draw:line>
        <draw:line draw:style-name="gr20" draw:text-style-name="P1" draw:layer="layout" svg:x1="6.844cm" svg:y1="3.188cm" svg:x2="6.843cm" svg:y2="17.475cm">
          <text:p/>
        </draw:line>
        <draw:line draw:style-name="gr20" draw:text-style-name="P1" draw:layer="layout" svg:x1="16.511cm" svg:y1="3.189cm" svg:x2="16.51cm" svg:y2="17.476cm">
          <text:p/>
        </draw:line>
        <draw:line draw:style-name="gr20" draw:text-style-name="P1" draw:layer="layout" svg:x1="21.344cm" svg:y1="3.19cm" svg:x2="21.343cm" svg:y2="17.477cm">
          <text:p/>
        </draw:line>
        <draw:line draw:style-name="gr20" draw:text-style-name="P1" draw:layer="layout" svg:x1="6.819cm" svg:y1="7.947cm" svg:x2="21.315cm" svg:y2="7.947cm">
          <text:p/>
        </draw:line>
        <draw:line draw:style-name="gr20" draw:text-style-name="P1" draw:layer="layout" svg:x1="6.819cm" svg:y1="12.714cm" svg:x2="21.315cm" svg:y2="12.714cm">
          <text:p/>
        </draw:line>
        <draw:line draw:style-name="gr20" draw:text-style-name="P1" draw:layer="layout" svg:x1="6.819cm" svg:y1="17.482cm" svg:x2="21.315cm" svg:y2="17.482cm">
          <text:p/>
        </draw:line>
        <draw:custom-shape draw:style-name="gr3" draw:text-style-name="P2" draw:layer="layout" svg:width="0.398cm" svg:height="0.33cm" svg:x="8.979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cm" svg:y="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1cm" svg:y="2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1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2cm" svg:y="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1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2cm" svg:y="1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3cm" svg:y="12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2cm" svg:y="1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3cm" svg:y="1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4cm" svg:y="1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2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3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4cm" svg:y="1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3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4cm" svg:y="10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5cm" svg:y="1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8.114cm" svg:height="0.962cm" svg:x="10.32cm" svg:y="0.293cm">
          <draw:text-box>
            <text:p>“smooth boundary”</text:p>
          </draw:text-box>
        </draw:frame>
        <draw:frame draw:style-name="gr11" draw:text-style-name="P3" draw:layer="layout" svg:width="3.754cm" svg:height="1.673cm" svg:x="1.39cm" svg:y="8.776cm">
          <draw:text-box>
            <text:p>“rough </text:p>
            <text:p>boundary”</text:p>
          </draw:text-box>
        </draw:frame>
        <draw:line draw:style-name="gr1" draw:text-style-name="P1" draw:layer="layout" svg:x1="9.201cm" svg:y1="1.734cm" svg:x2="9.172cm" svg:y2="19.696cm">
          <text:p/>
        </draw:line>
        <draw:line draw:style-name="gr1" draw:text-style-name="P1" draw:layer="layout" svg:x1="14.258cm" svg:y1="1.616cm" svg:x2="14.287cm" svg:y2="19.638cm">
          <text:p/>
        </draw:line>
        <draw:line draw:style-name="gr1" draw:text-style-name="P1" draw:layer="layout" svg:x1="18.932cm" svg:y1="1.499cm" svg:x2="18.962cm" svg:y2="19.638cm">
          <text:p/>
        </draw:line>
        <draw:line draw:style-name="gr1" draw:text-style-name="P1" draw:layer="layout" svg:x1="9.201cm" svg:y1="1.601cm" svg:x2="18.873cm" svg:y2="1.601cm">
          <text:p/>
        </draw:line>
        <draw:line draw:style-name="gr1" draw:text-style-name="P1" draw:layer="layout" svg:x1="9.201cm" svg:y1="5.602cm" svg:x2="18.873cm" svg:y2="5.602cm">
          <text:p/>
        </draw:line>
        <draw:line draw:style-name="gr1" draw:text-style-name="P1" draw:layer="layout" svg:x1="9.201cm" svg:y1="10.403cm" svg:x2="18.873cm" svg:y2="10.403cm">
          <text:p/>
        </draw:line>
        <draw:line draw:style-name="gr1" draw:text-style-name="P1" draw:layer="layout" svg:x1="9.201cm" svg:y1="15.204cm" svg:x2="18.873cm" svg:y2="15.204cm">
          <text:p/>
        </draw:line>
        <draw:line draw:style-name="gr1" draw:text-style-name="P1" draw:layer="layout" svg:x1="9.201cm" svg:y1="19.705cm" svg:x2="18.873cm" svg:y2="19.705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6.819cm" svg:y1="3.179cm" svg:x2="21.315cm" svg:y2="3.179cm">
          <text:p/>
        </draw:line>
        <draw:line draw:style-name="gr20" draw:text-style-name="P1" draw:layer="layout" svg:x1="11.677cm" svg:y1="3.187cm" svg:x2="11.676cm" svg:y2="17.474cm">
          <text:p/>
        </draw:line>
        <draw:line draw:style-name="gr20" draw:text-style-name="P1" draw:layer="layout" svg:x1="16.511cm" svg:y1="3.189cm" svg:x2="16.51cm" svg:y2="17.476cm">
          <text:p/>
        </draw:line>
        <draw:line draw:style-name="gr20" draw:text-style-name="P1" draw:layer="layout" svg:x1="6.819cm" svg:y1="7.947cm" svg:x2="21.315cm" svg:y2="7.947cm">
          <text:p/>
        </draw:line>
        <draw:line draw:style-name="gr29" draw:text-style-name="P1" draw:layer="layout" svg:x1="6.819cm" svg:y1="12.714cm" svg:x2="21.315cm" svg:y2="12.714cm">
          <text:p/>
        </draw:line>
        <draw:line draw:style-name="gr20" draw:text-style-name="P1" draw:layer="layout" svg:x1="6.819cm" svg:y1="17.482cm" svg:x2="21.315cm" svg:y2="17.482cm">
          <text:p/>
        </draw:line>
        <draw:custom-shape draw:style-name="gr3" draw:text-style-name="P2" draw:layer="layout" svg:width="0.398cm" svg:height="0.33cm" svg:x="8.979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cm" svg:y="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1cm" svg:y="2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1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2cm" svg:y="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1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2cm" svg:y="1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3cm" svg:y="12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2cm" svg:y="1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3cm" svg:y="1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4cm" svg:y="1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2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3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4cm" svg:y="1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3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4cm" svg:y="10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5cm" svg:y="1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8.114cm" svg:height="0.962cm" svg:x="10.32cm" svg:y="0.293cm">
          <draw:text-box>
            <text:p>“smooth boundary”</text:p>
          </draw:text-box>
        </draw:frame>
        <draw:frame draw:style-name="gr11" draw:text-style-name="P3" draw:layer="layout" svg:width="3.754cm" svg:height="1.673cm" svg:x="1.39cm" svg:y="8.776cm">
          <draw:text-box>
            <text:p>“rough </text:p>
            <text:p>boundary”</text:p>
          </draw:text-box>
        </draw:frame>
        <draw:line draw:style-name="gr1" draw:text-style-name="P1" draw:layer="layout" svg:x1="9.201cm" svg:y1="1.734cm" svg:x2="9.172cm" svg:y2="19.696cm">
          <text:p/>
        </draw:line>
        <draw:line draw:style-name="gr40" draw:text-style-name="P1" draw:layer="layout" svg:x1="14.258cm" svg:y1="1.616cm" svg:x2="14.287cm" svg:y2="19.638cm">
          <text:p/>
        </draw:line>
        <draw:line draw:style-name="gr1" draw:text-style-name="P1" draw:layer="layout" svg:x1="18.932cm" svg:y1="1.499cm" svg:x2="18.962cm" svg:y2="19.638cm">
          <text:p/>
        </draw:line>
        <draw:line draw:style-name="gr1" draw:text-style-name="P1" draw:layer="layout" svg:x1="9.201cm" svg:y1="5.602cm" svg:x2="18.873cm" svg:y2="5.602cm">
          <text:p/>
        </draw:line>
        <draw:line draw:style-name="gr1" draw:text-style-name="P1" draw:layer="layout" svg:x1="9.201cm" svg:y1="10.403cm" svg:x2="18.873cm" svg:y2="10.403cm">
          <text:p/>
        </draw:line>
        <draw:line draw:style-name="gr1" draw:text-style-name="P1" draw:layer="layout" svg:x1="9.201cm" svg:y1="15.204cm" svg:x2="18.873cm" svg:y2="15.204cm">
          <text:p/>
        </draw:line>
        <draw:frame draw:style-name="gr4" draw:text-style-name="P3" draw:layer="layout" svg:width="2.969cm" svg:height="0.962cm" svg:x="20.108cm" svg:y="11.553cm">
          <draw:text-box>
            <text:p>c</text:p>
          </draw:text-box>
        </draw:frame>
        <draw:frame draw:style-name="gr4" draw:text-style-name="P3" draw:layer="layout" svg:width="2.969cm" svg:height="0.962cm" svg:x="14.787cm" svg:y="3.968cm">
          <draw:text-box>
            <text:p>c*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6.819cm" svg:y1="3.179cm" svg:x2="21.315cm" svg:y2="3.179cm">
          <text:p/>
        </draw:line>
        <draw:line draw:style-name="gr20" draw:text-style-name="P1" draw:layer="layout" svg:x1="11.677cm" svg:y1="3.187cm" svg:x2="11.676cm" svg:y2="17.474cm">
          <text:p/>
        </draw:line>
        <draw:line draw:style-name="gr20" draw:text-style-name="P1" draw:layer="layout" svg:x1="16.511cm" svg:y1="3.189cm" svg:x2="16.51cm" svg:y2="17.476cm">
          <text:p/>
        </draw:line>
        <draw:line draw:style-name="gr20" draw:text-style-name="P1" draw:layer="layout" svg:x1="6.819cm" svg:y1="7.947cm" svg:x2="21.315cm" svg:y2="7.947cm">
          <text:p/>
        </draw:line>
        <draw:line draw:style-name="gr41" draw:text-style-name="P1" draw:layer="layout" svg:x1="6.819cm" svg:y1="12.714cm" svg:x2="21.315cm" svg:y2="12.714cm">
          <text:p/>
        </draw:line>
        <draw:line draw:style-name="gr20" draw:text-style-name="P1" draw:layer="layout" svg:x1="6.819cm" svg:y1="17.482cm" svg:x2="21.315cm" svg:y2="17.482cm">
          <text:p/>
        </draw:line>
        <draw:custom-shape draw:style-name="gr3" draw:text-style-name="P2" draw:layer="layout" svg:width="0.398cm" svg:height="0.33cm" svg:x="8.979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cm" svg:y="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1cm" svg:y="2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1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2cm" svg:y="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1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2cm" svg:y="1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3cm" svg:y="12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8.982cm" svg:y="1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4.083cm" svg:y="1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784cm" svg:y="1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2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3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484cm" svg:y="1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3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4cm" svg:y="10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6.285cm" svg:y="1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0.935cm" svg:height="1.673cm" svg:x="9.32cm" svg:y="0.293cm">
          <draw:text-box>
            <text:p>“smooth boundary” = x-boundary</text:p>
          </draw:text-box>
        </draw:frame>
        <draw:frame draw:style-name="gr42" draw:text-style-name="P3" draw:layer="layout" svg:width="4.754cm" svg:height="3.095cm" svg:x="1.39cm" svg:y="8.776cm">
          <draw:text-box>
            <text:p>“rough </text:p>
            <text:p>boundary” = </text:p>
            <text:p>z-boundary</text:p>
          </draw:text-box>
        </draw:frame>
        <draw:line draw:style-name="gr1" draw:text-style-name="P1" draw:layer="layout" svg:x1="9.201cm" svg:y1="1.734cm" svg:x2="9.172cm" svg:y2="19.696cm">
          <text:p/>
        </draw:line>
        <draw:line draw:style-name="gr43" draw:text-style-name="P1" draw:layer="layout" svg:x1="14.258cm" svg:y1="1.616cm" svg:x2="14.287cm" svg:y2="19.638cm">
          <text:p/>
        </draw:line>
        <draw:line draw:style-name="gr1" draw:text-style-name="P1" draw:layer="layout" svg:x1="18.932cm" svg:y1="1.499cm" svg:x2="18.962cm" svg:y2="19.638cm">
          <text:p/>
        </draw:line>
        <draw:line draw:style-name="gr1" draw:text-style-name="P1" draw:layer="layout" svg:x1="9.201cm" svg:y1="5.602cm" svg:x2="18.873cm" svg:y2="5.602cm">
          <text:p/>
        </draw:line>
        <draw:line draw:style-name="gr1" draw:text-style-name="P1" draw:layer="layout" svg:x1="9.201cm" svg:y1="10.403cm" svg:x2="18.873cm" svg:y2="10.403cm">
          <text:p/>
        </draw:line>
        <draw:line draw:style-name="gr1" draw:text-style-name="P1" draw:layer="layout" svg:x1="9.201cm" svg:y1="15.204cm" svg:x2="18.873cm" svg:y2="15.204cm">
          <text:p/>
        </draw:line>
        <draw:custom-shape draw:style-name="gr35" draw:text-style-name="P7" draw:layer="layout" svg:width="0.398cm" svg:height="0.33cm" svg:x="14.065cm" svg:y="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4.066cm" svg:y="10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4.067cm" svg:y="15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6" draw:layer="layout" svg:width="0.97cm" svg:height="0.962cm" svg:x="13.761cm" svg:y="8.775cm">
          <draw:text-box>
            <text:p text:style-name="P6">Z</text:p>
          </draw:text-box>
        </draw:frame>
        <draw:frame draw:style-name="gr36" draw:text-style-name="P16" draw:layer="layout" svg:width="0.97cm" svg:height="0.962cm" svg:x="13.761cm" svg:y="11.175cm">
          <draw:text-box>
            <text:p text:style-name="P6">Z</text:p>
          </draw:text-box>
        </draw:frame>
        <draw:frame draw:style-name="gr36" draw:text-style-name="P16" draw:layer="layout" svg:width="0.97cm" svg:height="0.962cm" svg:x="14.961cm" svg:y="9.975cm">
          <draw:text-box>
            <text:p text:style-name="P6">Z</text:p>
          </draw:text-box>
        </draw:frame>
        <draw:frame draw:style-name="gr36" draw:text-style-name="P16" draw:layer="layout" svg:width="0.97cm" svg:height="0.962cm" svg:x="12.461cm" svg:y="9.975cm">
          <draw:text-box>
            <text:p text:style-name="P6">Z</text:p>
          </draw:text-box>
        </draw:frame>
        <draw:custom-shape draw:style-name="gr35" draw:text-style-name="P7" draw:layer="layout" svg:width="0.398cm" svg:height="0.33cm" svg:x="8.966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6" draw:layer="layout" svg:width="0.97cm" svg:height="0.962cm" svg:x="8.761cm" svg:y="3.875cm">
          <draw:text-box>
            <text:p text:style-name="P6">Z</text:p>
          </draw:text-box>
        </draw:frame>
        <draw:frame draw:style-name="gr36" draw:text-style-name="P16" draw:layer="layout" svg:width="0.97cm" svg:height="0.962cm" svg:x="9.961cm" svg:y="5.175cm">
          <draw:text-box>
            <text:p text:style-name="P6">Z</text:p>
          </draw:text-box>
        </draw:frame>
        <draw:frame draw:style-name="gr36" draw:text-style-name="P16" draw:layer="layout" svg:width="0.97cm" svg:height="0.962cm" svg:x="8.661cm" svg:y="6.275cm">
          <draw:text-box>
            <text:p text:style-name="P6">Z</text:p>
          </draw:text-box>
        </draw:frame>
        <draw:custom-shape draw:style-name="gr35" draw:text-style-name="P7" draw:layer="layout" svg:width="0.398cm" svg:height="0.33cm" svg:x="11.466cm" svg:y="1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6" draw:layer="layout" svg:width="0.97cm" svg:height="0.962cm" svg:x="12.461cm" svg:y="12.275cm">
          <draw:text-box>
            <text:p text:style-name="P6">X</text:p>
          </draw:text-box>
        </draw:frame>
        <draw:frame draw:style-name="gr36" draw:text-style-name="P16" draw:layer="layout" svg:width="0.97cm" svg:height="0.962cm" svg:x="11.261cm" svg:y="11.075cm">
          <draw:text-box>
            <text:p text:style-name="P6">X</text:p>
          </draw:text-box>
        </draw:frame>
        <draw:frame draw:style-name="gr36" draw:text-style-name="P16" draw:layer="layout" svg:width="0.97cm" svg:height="0.962cm" svg:x="11.261cm" svg:y="13.575cm">
          <draw:text-box>
            <text:p text:style-name="P6">X</text:p>
          </draw:text-box>
        </draw:frame>
        <draw:frame draw:style-name="gr36" draw:text-style-name="P16" draw:layer="layout" svg:width="0.97cm" svg:height="0.962cm" svg:x="9.961cm" svg:y="12.275cm">
          <draw:text-box>
            <text:p text:style-name="P6">X</text:p>
          </draw:text-box>
        </draw:frame>
        <draw:custom-shape draw:style-name="gr35" draw:text-style-name="P7" draw:layer="layout" svg:width="0.398cm" svg:height="0.33cm" svg:x="16.267cm" svg:y="1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6.268cm" svg:y="7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6.369cm" svg:y="2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1.47cm" svg:y="2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1.471cm" svg:y="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8.77cm" svg:y="10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8.771cm" svg:y="5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8.972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8.973cm" svg:y="1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1.474cm" svg:y="1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6.275cm" svg:y="1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0.398cm" svg:height="0.33cm" svg:x="18.776cm" svg:y="15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6" draw:layer="layout" svg:width="0.97cm" svg:height="0.962cm" svg:x="11.261cm" svg:y="3.875cm">
          <draw:text-box>
            <text:p text:style-name="P6">X</text:p>
          </draw:text-box>
        </draw:frame>
        <draw:frame draw:style-name="gr36" draw:text-style-name="P16" draw:layer="layout" svg:width="0.97cm" svg:height="0.962cm" svg:x="9.861cm" svg:y="2.775cm">
          <draw:text-box>
            <text:p text:style-name="P6">X</text:p>
          </draw:text-box>
        </draw:frame>
        <draw:frame draw:style-name="gr36" draw:text-style-name="P16" draw:layer="layout" svg:width="0.97cm" svg:height="0.962cm" svg:x="12.561cm" svg:y="2.775cm">
          <draw:text-box>
            <text:p text:style-name="P6">X</text:p>
          </draw:text-box>
        </draw:frame>
        <draw:frame draw:style-name="gr36" draw:text-style-name="P16" draw:layer="layout" svg:width="0.97cm" svg:height="0.962cm" svg:x="12.461cm" svg:y="5.175cm">
          <draw:text-box>
            <text:p text:style-name="P6">Z</text:p>
          </draw:text-box>
        </draw:frame>
        <draw:frame draw:style-name="gr36" draw:text-style-name="P16" draw:layer="layout" svg:width="0.97cm" svg:height="0.962cm" svg:x="13.761cm" svg:y="3.875cm">
          <draw:text-box>
            <text:p text:style-name="P6">Z</text:p>
          </draw:text-box>
        </draw:frame>
        <draw:frame draw:style-name="gr36" draw:text-style-name="P16" draw:layer="layout" svg:width="0.97cm" svg:height="0.962cm" svg:x="14.961cm" svg:y="5.175cm">
          <draw:text-box>
            <text:p text:style-name="P6">Z</text:p>
          </draw:text-box>
        </draw:frame>
        <draw:frame draw:style-name="gr36" draw:text-style-name="P16" draw:layer="layout" svg:width="0.97cm" svg:height="0.962cm" svg:x="13.761cm" svg:y="6.375cm">
          <draw:text-box>
            <text:p text:style-name="P6">Z</text:p>
          </draw:text-box>
        </draw:frame>
        <draw:frame draw:style-name="gr36" draw:text-style-name="P16" draw:layer="layout" svg:width="0.97cm" svg:height="0.962cm" svg:x="17.261cm" svg:y="5.175cm">
          <draw:text-box>
            <text:p text:style-name="P6">Z</text:p>
          </draw:text-box>
        </draw:frame>
        <draw:frame draw:style-name="gr36" draw:text-style-name="P16" draw:layer="layout" svg:width="0.97cm" svg:height="0.962cm" svg:x="18.361cm" svg:y="3.975cm">
          <draw:text-box>
            <text:p text:style-name="P6">Z</text:p>
          </draw:text-box>
        </draw:frame>
        <draw:frame draw:style-name="gr36" draw:text-style-name="P16" draw:layer="layout" svg:width="0.97cm" svg:height="0.962cm" svg:x="18.461cm" svg:y="6.375cm">
          <draw:text-box>
            <text:p text:style-name="P6">Z</text:p>
          </draw:text-box>
        </draw:frame>
        <draw:frame draw:style-name="gr36" draw:text-style-name="P16" draw:layer="layout" svg:width="0.97cm" svg:height="0.962cm" svg:x="11.161cm" svg:y="6.275cm">
          <draw:text-box>
            <text:p text:style-name="P6">X</text:p>
          </draw:text-box>
        </draw:frame>
        <draw:frame draw:style-name="gr36" draw:text-style-name="P16" draw:layer="layout" svg:width="0.97cm" svg:height="0.962cm" svg:x="9.961cm" svg:y="7.475cm">
          <draw:text-box>
            <text:p text:style-name="P6">X</text:p>
          </draw:text-box>
        </draw:frame>
        <draw:frame draw:style-name="gr36" draw:text-style-name="P16" draw:layer="layout" svg:width="0.97cm" svg:height="0.962cm" svg:x="12.561cm" svg:y="7.475cm">
          <draw:text-box>
            <text:p text:style-name="P6">X</text:p>
          </draw:text-box>
        </draw:frame>
        <draw:frame draw:style-name="gr36" draw:text-style-name="P16" draw:layer="layout" svg:width="0.97cm" svg:height="0.962cm" svg:x="11.161cm" svg:y="8.775cm">
          <draw:text-box>
            <text:p text:style-name="P6">X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1.005cm" svg:y1="1.784cm" svg:x2="24.7cm" svg:y2="1.783cm">
          <text:p/>
        </draw:line>
        <draw:line draw:style-name="gr20" draw:text-style-name="P1" draw:layer="layout" svg:x1="1.006cm" svg:y1="5.384cm" svg:x2="24.701cm" svg:y2="5.383cm">
          <text:p/>
        </draw:line>
        <draw:line draw:style-name="gr20" draw:text-style-name="P1" draw:layer="layout" svg:x1="1.007cm" svg:y1="8.984cm" svg:x2="24.702cm" svg:y2="8.983cm">
          <text:p/>
        </draw:line>
        <draw:line draw:style-name="gr20" draw:text-style-name="P1" draw:layer="layout" svg:x1="1.008cm" svg:y1="12.584cm" svg:x2="24.703cm" svg:y2="12.583cm">
          <text:p/>
        </draw:line>
        <draw:line draw:style-name="gr20" draw:text-style-name="P1" draw:layer="layout" svg:x1="1.009cm" svg:y1="16.184cm" svg:x2="24.704cm" svg:y2="16.183cm">
          <text:p/>
        </draw:line>
        <draw:line draw:style-name="gr20" draw:text-style-name="P1" draw:layer="layout" svg:x1="1.01cm" svg:y1="19.784cm" svg:x2="24.705cm" svg:y2="19.783cm">
          <text:p/>
        </draw:line>
        <draw:line draw:style-name="gr20" draw:text-style-name="P1" draw:layer="layout" svg:x1="5.214cm" svg:y1="1.794cm" svg:x2="5.214cm" svg:y2="19.756cm">
          <text:p/>
        </draw:line>
        <draw:line draw:style-name="gr20" draw:text-style-name="P1" draw:layer="layout" svg:x1="9.388cm" svg:y1="1.764cm" svg:x2="9.359cm" svg:y2="19.756cm">
          <text:p/>
        </draw:line>
        <draw:line draw:style-name="gr20" draw:text-style-name="P1" draw:layer="layout" svg:x1="13.593cm" svg:y1="1.764cm" svg:x2="13.592cm" svg:y2="19.756cm">
          <text:p/>
        </draw:line>
        <draw:line draw:style-name="gr20" draw:text-style-name="P1" draw:layer="layout" svg:x1="17.767cm" svg:y1="1.794cm" svg:x2="17.767cm" svg:y2="19.756cm">
          <text:p/>
        </draw:line>
        <draw:custom-shape draw:style-name="gr3" draw:text-style-name="P2" draw:layer="layout" svg:width="0.398cm" svg:height="0.33cm" svg:x="7.0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097cm" svg:y1="0.353cm" svg:x2="3.097cm" svg:y2="20.785cm">
          <text:p/>
        </draw:line>
        <draw:custom-shape draw:style-name="gr44" draw:text-style-name="P1" draw:layer="layout" svg:width="4.322cm" svg:height="3.587cm" svg:x="9.329cm" svg:y="5.38cm">
          <text:p/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529cm" svg:height="1.114cm" svg:x="12.27cm" svg:y="5.41cm">
          <draw:text-box>
            <text:p><text:span text:style-name="T6">Z</text:span><text:span text:style-name="T11">f</text:span></text:p>
          </draw:text-box>
        </draw:frame>
        <draw:line draw:style-name="gr45" draw:text-style-name="P1" draw:layer="layout" svg:x1="3.068cm" svg:y1="7.173cm" svg:x2="11.624cm" svg:y2="7.174cm">
          <text:p/>
        </draw:line>
        <draw:frame draw:style-name="gr30" draw:text-style-name="P14" draw:layer="layout" svg:width="2.529cm" svg:height="1.114cm" svg:x="5.156cm" svg:y="5.851cm">
          <draw:text-box>
            <text:p><text:span text:style-name="T6">X</text:span><text:span text:style-name="T11">c*</text:span></text:p>
          </draw:text-box>
        </draw:frame>
        <draw:line draw:style-name="gr20" draw:text-style-name="P1" draw:layer="layout" svg:x1="22.268cm" svg:y1="1.794cm" svg:x2="22.268cm" svg:y2="19.756cm">
          <text:p/>
        </draw:line>
        <draw:custom-shape draw:style-name="gr3" draw:text-style-name="P2" draw:layer="layout" svg:width="0.398cm" svg:height="0.33cm" svg:x="22.084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5.775cm" svg:y1="7.045cm" svg:x2="15.768cm" svg:y2="10.681cm">
          <text:p/>
        </draw:line>
        <draw:line draw:style-name="gr40" draw:text-style-name="P1" draw:layer="layout" svg:x1="19.976cm" svg:y1="7.045cm" svg:x2="19.969cm" svg:y2="10.681cm">
          <text:p/>
        </draw:line>
        <draw:line draw:style-name="gr40" draw:text-style-name="P1" draw:layer="layout" svg:x1="15.872cm" svg:y1="7.078cm" svg:x2="20.042cm" svg:y2="7.078cm">
          <text:p/>
        </draw:line>
        <draw:line draw:style-name="gr40" draw:text-style-name="P1" draw:layer="layout" svg:x1="15.807cm" svg:y1="10.711cm" svg:x2="19.977cm" svg:y2="10.711cm">
          <text:p/>
        </draw:line>
        <draw:line draw:style-name="gr40" draw:text-style-name="P1" draw:layer="layout" svg:x1="17.76cm" svg:y1="9.029cm" svg:x2="17.76cm" svg:y2="1.786cm">
          <text:p/>
        </draw:line>
        <draw:frame draw:style-name="gr30" draw:text-style-name="P15" draw:layer="layout" svg:width="2.529cm" svg:height="1.114cm" svg:x="18.157cm" svg:y="4.151cm">
          <draw:text-box>
            <text:p><text:span text:style-name="T7">Z</text:span><text:span text:style-name="T12">c</text:span></text:p>
          </draw:text-box>
        </draw:frame>
        <draw:frame draw:style-name="gr30" draw:text-style-name="P15" draw:layer="layout" svg:width="2.529cm" svg:height="1.114cm" svg:x="18.758cm" svg:y="7.451cm">
          <draw:text-box>
            <text:p><text:span text:style-name="T13">X</text:span><text:span text:style-name="T12">v</text:span></text:p>
          </draw:text-box>
        </draw:frame>
        <draw:custom-shape draw:style-name="gr46" draw:text-style-name="P1" draw:layer="layout" svg:width="4.322cm" svg:height="3.587cm" svg:x="5.129cm" svg:y="12.5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4.642cm" svg:height="3.584cm" svg:x="17.691cm" svg:y="12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8cm" svg:height="0.33cm" svg:x="17.5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" draw:layer="layout" svg:x1="7.168cm" svg:y1="14.374cm" svg:x2="19.998cm" svg:y2="14.42cm">
          <text:p/>
        </draw:line>
        <draw:frame draw:style-name="gr30" draw:text-style-name="P17" draw:layer="layout" svg:width="2.529cm" svg:height="1.114cm" svg:x="7.556cm" svg:y="12.77cm">
          <draw:text-box>
            <text:p><text:span text:style-name="T14">Z</text:span><text:span text:style-name="T15">f</text:span></text:p>
          </draw:text-box>
        </draw:frame>
        <draw:frame draw:style-name="gr30" draw:text-style-name="P17" draw:layer="layout" svg:width="2.529cm" svg:height="1.114cm" svg:x="13.864cm" svg:y="13.163cm">
          <draw:text-box>
            <text:p><text:span text:style-name="T14">X</text:span><text:span text:style-name="T15">c*</text:span></text:p>
          </draw:text-box>
        </draw:frame>
        <draw:frame draw:style-name="gr30" draw:text-style-name="P3" draw:layer="layout" svg:width="1.429cm" svg:height="1.114cm" svg:x="22.966cm" svg:y="13.308cm">
          <draw:text-box>
            <text:p>Z<text:span text:style-name="T8">f'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line draw:style-name="gr20" draw:text-style-name="P1" draw:layer="layout" svg:x1="1.005cm" svg:y1="1.784cm" svg:x2="24.7cm" svg:y2="1.783cm">
          <text:p/>
        </draw:line>
        <draw:line draw:style-name="gr20" draw:text-style-name="P1" draw:layer="layout" svg:x1="1.006cm" svg:y1="5.384cm" svg:x2="24.701cm" svg:y2="5.383cm">
          <text:p/>
        </draw:line>
        <draw:line draw:style-name="gr20" draw:text-style-name="P1" draw:layer="layout" svg:x1="1.007cm" svg:y1="8.984cm" svg:x2="24.702cm" svg:y2="8.983cm">
          <text:p/>
        </draw:line>
        <draw:line draw:style-name="gr20" draw:text-style-name="P1" draw:layer="layout" svg:x1="1.008cm" svg:y1="12.584cm" svg:x2="24.703cm" svg:y2="12.583cm">
          <text:p/>
        </draw:line>
        <draw:line draw:style-name="gr20" draw:text-style-name="P1" draw:layer="layout" svg:x1="1.009cm" svg:y1="16.184cm" svg:x2="24.704cm" svg:y2="16.183cm">
          <text:p/>
        </draw:line>
        <draw:line draw:style-name="gr20" draw:text-style-name="P1" draw:layer="layout" svg:x1="1.01cm" svg:y1="19.784cm" svg:x2="24.705cm" svg:y2="19.783cm">
          <text:p/>
        </draw:line>
        <draw:line draw:style-name="gr20" draw:text-style-name="P1" draw:layer="layout" svg:x1="5.214cm" svg:y1="1.794cm" svg:x2="5.214cm" svg:y2="19.756cm">
          <text:p/>
        </draw:line>
        <draw:line draw:style-name="gr20" draw:text-style-name="P1" draw:layer="layout" svg:x1="9.388cm" svg:y1="1.764cm" svg:x2="9.359cm" svg:y2="19.756cm">
          <text:p/>
        </draw:line>
        <draw:line draw:style-name="gr20" draw:text-style-name="P1" draw:layer="layout" svg:x1="13.593cm" svg:y1="1.764cm" svg:x2="13.592cm" svg:y2="19.756cm">
          <text:p/>
        </draw:line>
        <draw:line draw:style-name="gr20" draw:text-style-name="P1" draw:layer="layout" svg:x1="17.767cm" svg:y1="1.794cm" svg:x2="17.767cm" svg:y2="19.756cm">
          <text:p/>
        </draw:line>
        <draw:custom-shape draw:style-name="gr3" draw:text-style-name="P2" draw:layer="layout" svg:width="0.398cm" svg:height="0.33cm" svg:x="7.073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4cm" svg:y="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5cm" svg:y="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6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7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4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5cm" svg:y="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6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7cm" svg:y="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5cm" svg:y="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6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7cm" svg:y="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8cm" svg:y="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79cm" svg:y="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6cm" svg:y="1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7cm" svg:y="12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8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7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8cm" svg:y="1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79cm" svg:y="1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1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7.078cm" svg:y="1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1.379cm" svg:y="1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5.58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81cm" svg:y="1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.882cm" svg:y="1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4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4.98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4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9.181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3.382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097cm" svg:y1="0.353cm" svg:x2="3.097cm" svg:y2="20.785cm">
          <text:p/>
        </draw:line>
        <draw:custom-shape draw:style-name="gr49" draw:text-style-name="P1" draw:layer="layout" svg:width="4.322cm" svg:height="3.587cm" svg:x="9.329cm" svg:y="5.38cm">
          <text:p/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529cm" svg:height="1.114cm" svg:x="12.27cm" svg:y="5.41cm">
          <draw:text-box>
            <text:p><text:span text:style-name="T6">Z</text:span><text:span text:style-name="T11">f</text:span></text:p>
          </draw:text-box>
        </draw:frame>
        <draw:line draw:style-name="gr45" draw:text-style-name="P1" draw:layer="layout" svg:x1="3.068cm" svg:y1="7.173cm" svg:x2="11.173cm" svg:y2="7.184cm">
          <text:p/>
        </draw:line>
        <draw:frame draw:style-name="gr30" draw:text-style-name="P14" draw:layer="layout" svg:width="2.529cm" svg:height="1.114cm" svg:x="5.156cm" svg:y="5.851cm">
          <draw:text-box>
            <text:p><text:span text:style-name="T6">X</text:span><text:span text:style-name="T11">c*</text:span></text:p>
          </draw:text-box>
        </draw:frame>
        <draw:line draw:style-name="gr20" draw:text-style-name="P1" draw:layer="layout" svg:x1="22.268cm" svg:y1="1.794cm" svg:x2="22.268cm" svg:y2="19.756cm">
          <text:p/>
        </draw:line>
        <draw:custom-shape draw:style-name="gr3" draw:text-style-name="P2" draw:layer="layout" svg:width="0.398cm" svg:height="0.33cm" svg:x="22.084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0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7.583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084cm" svg:y="1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79cm" svg:y="1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78cm" svg:y="1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4.151cm" svg:height="3.587cm" svg:x="13.629cm" svg:y="5.38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2.529cm" svg:height="0.962cm" svg:x="16.262cm" svg:y="7.66cm">
          <draw:text-box>
            <text:p><text:span text:style-name="T6">f</text:span></text:p>
          </draw:text-box>
        </draw:frame>
        <draw:line draw:style-name="gr51" draw:text-style-name="P1" draw:layer="layout" svg:x1="16.457cm" svg:y1="7.805cm" svg:x2="16.75cm" svg:y2="7.805cm">
          <text:p/>
        </draw:line>
        <draw:line draw:style-name="gr45" draw:text-style-name="P1" draw:layer="layout" svg:x1="11.54cm" svg:y1="7.164cm" svg:x2="15.424cm" svg:y2="7.175cm">
          <text:p/>
        </draw:line>
        <draw:line draw:style-name="gr24" draw:text-style-name="P1" draw:layer="layout" svg:x1="15.692cm" svg:y1="6.472cm" svg:x2="14.654cm" svg:y2="7.021cm">
          <text:p/>
        </draw:line>
        <draw:frame draw:style-name="gr4" draw:text-style-name="P14" draw:layer="layout" svg:width="2.529cm" svg:height="0.962cm" svg:x="15.917cm" svg:y="5.971cm">
          <draw:text-box>
            <text:p><text:span text:style-name="T6">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52" draw:text-style-name="P1" draw:layer="layout" svg:width="1.746cm" svg:height="1.72cm" svg:x="1.535cm" svg:y="7.40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.746cm" svg:height="1.72cm" svg:x="7.172cm" svg:y="12.382cm">
          <text:p/>
          <draw:enhanced-geometry svg:viewBox="0 0 21600 21600" draw:type="rectangle" draw:enhanced-path="M 0 0 L 21600 0 21600 21600 0 21600 0 0 Z N"/>
        </draw:custom-shape>
        <draw:frame draw:style-name="gr54" draw:text-style-name="P3" draw:layer="layout" svg:width="10.16cm" svg:height="1.085cm" svg:x="1.614cm" svg:y="2.196cm">
          <draw:text-box>
            <text:p>a) Braiding a Z-cut and an X-cut</text:p>
          </draw:text-box>
        </draw:frame>
        <draw:line draw:style-name="gr1" draw:text-style-name="P1" draw:layer="layout" svg:x1="2.394cm" svg:y1="4.763cm" svg:x2="2.394cm" svg:y2="8.07cm">
          <text:p/>
        </draw:line>
        <draw:frame draw:style-name="gr30" draw:text-style-name="P3" draw:layer="layout" svg:width="2.699cm" svg:height="1.114cm" svg:x="2.329cm" svg:y="4.921cm">
          <draw:text-box>
            <text:p>X<text:span text:style-name="T8">1</text:span></text:p>
          </draw:text-box>
        </draw:frame>
        <draw:frame draw:style-name="gr30" draw:text-style-name="P3" draw:layer="layout" svg:width="2.699cm" svg:height="1.114cm" svg:x="3.414cm" svg:y="6.799cm">
          <draw:text-box>
            <text:p>Z<text:span text:style-name="T8">1</text:span></text:p>
          </draw:text-box>
        </draw:frame>
        <draw:line draw:style-name="gr1" draw:text-style-name="P1" draw:layer="layout" svg:x1="2.408cm" svg:y1="8.388cm" svg:x2="2.408cm" svg:y2="15.505cm">
          <text:p/>
        </draw:line>
        <draw:line draw:style-name="gr1" draw:text-style-name="P1" draw:layer="layout" svg:x1="2.393cm" svg:y1="15.511cm" svg:x2="12.818cm" svg:y2="15.484cm">
          <text:p/>
        </draw:line>
        <draw:line draw:style-name="gr1" draw:text-style-name="P1" draw:layer="layout" svg:x1="12.7cm" svg:y1="15.478cm" svg:x2="12.674cm" svg:y2="8.229cm">
          <text:p/>
        </draw:line>
        <draw:line draw:style-name="gr1" draw:text-style-name="P1" draw:layer="layout" svg:x1="2.487cm" svg:y1="8.228cm" svg:x2="12.7cm" svg:y2="8.228cm">
          <text:p/>
        </draw:line>
        <draw:frame draw:style-name="gr30" draw:text-style-name="P3" draw:layer="layout" svg:width="2.699cm" svg:height="1.114cm" svg:x="7.807cm" svg:y="8.387cm">
          <draw:text-box>
            <text:p>X<text:span text:style-name="T8">loop</text:span></text:p>
          </draw:text-box>
        </draw:frame>
        <draw:line draw:style-name="gr20" draw:text-style-name="P1" draw:layer="layout" svg:x1="7.977cm" svg:y1="13.282cm" svg:x2="7.977cm" svg:y2="18.309cm">
          <text:p/>
        </draw:line>
        <draw:frame draw:style-name="gr30" draw:text-style-name="P3" draw:layer="layout" svg:width="2.699cm" svg:height="1.114cm" svg:x="9.13cm" svg:y="11.799cm">
          <draw:text-box>
            <text:p>X<text:span text:style-name="T8">2</text:span></text:p>
          </draw:text-box>
        </draw:frame>
        <draw:frame draw:style-name="gr30" draw:text-style-name="P3" draw:layer="layout" svg:width="2.699cm" svg:height="1.114cm" svg:x="8.257cm" svg:y="16.272cm">
          <draw:text-box>
            <text:p>Z<text:span text:style-name="T8">2</text:span></text:p>
          </draw:text-box>
        </draw:frame>
        <draw:frame draw:style-name="gr54" draw:text-style-name="P3" draw:layer="layout" svg:width="10.16cm" svg:height="1.085cm" svg:x="17.516cm" svg:y="2.224cm">
          <draw:text-box>
            <text:p>a) Zoom into the intersection</text:p>
          </draw:text-box>
        </draw:frame>
        <draw:custom-shape draw:style-name="gr3" draw:text-style-name="P2" draw:layer="layout" svg:width="0.398cm" svg:height="0.33cm" svg:x="20.962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2.434cm" svg:height="2.513cm" svg:x="18.733cm" svg:y="10.95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434cm" svg:height="2.513cm" svg:x="21.133cm" svg:y="10.95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699cm" svg:height="1.114cm" svg:x="19.051cm" svg:y="11.165cm">
          <draw:text-box>
            <text:p>Z<text:span text:style-name="T8">f</text:span></text:p>
          </draw:text-box>
        </draw:frame>
        <draw:frame draw:style-name="gr30" draw:text-style-name="P3" draw:layer="layout" svg:width="2.699cm" svg:height="1.114cm" svg:x="21.963cm" svg:y="11.292cm">
          <draw:text-box>
            <text:p>Z<text:span text:style-name="T8">f</text:span></text:p>
          </draw:text-box>
        </draw:frame>
        <draw:line draw:style-name="gr57" draw:text-style-name="P1" draw:layer="layout" svg:x1="22.609cm" svg:y1="11.826cm" svg:x2="22.76cm" svg:y2="11.826cm">
          <text:p/>
        </draw:line>
        <draw:custom-shape draw:style-name="gr3" draw:text-style-name="P2" draw:layer="layout" svg:width="0.398cm" svg:height="0.33cm" svg:x="19.863cm" svg:y="10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64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2.165cm" svg:y="13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9.866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18.567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8cm" svg:height="0.33cm" svg:x="23.368cm" svg:y="1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669cm" svg:y1="12.244cm" svg:x2="19.609cm" svg:y2="12.244cm">
          <text:p/>
        </draw:line>
        <draw:frame draw:style-name="gr30" draw:text-style-name="P3" draw:layer="layout" svg:width="2.699cm" svg:height="1.114cm" svg:x="15.937cm" svg:y="11.02cm">
          <draw:text-box>
            <text:p>X<text:span text:style-name="T8">c</text:span></text:p>
          </draw:text-box>
        </draw:frame>
        <draw:line draw:style-name="gr1" draw:text-style-name="P1" draw:layer="layout" svg:x1="20.123cm" svg:y1="12.244cm" svg:x2="22.107cm" svg:y2="12.244cm">
          <text:p/>
        </draw:line>
        <draw:frame draw:style-name="gr30" draw:text-style-name="P3" draw:layer="layout" svg:width="2.699cm" svg:height="1.114cm" svg:x="18.287cm" svg:y="13.645cm">
          <draw:text-box>
            <text:p>X<text:span text:style-name="T8">e</text:span></text:p>
          </draw:text-box>
        </draw:frame>
        <draw:line draw:style-name="gr24" draw:text-style-name="P1" draw:layer="layout" svg:x1="19.114cm" svg:y1="13.843cm" svg:x2="20.172cm" svg:y2="12.436cm">
          <text:p/>
        </draw:line>
        <draw:line draw:style-name="gr58" draw:text-style-name="P1" draw:layer="layout" svg:x1="21.111cm" svg:y1="5.443cm" svg:x2="21.11cm" svg:y2="15.452cm">
          <text:p/>
        </draw:line>
        <draw:frame draw:style-name="gr30" draw:text-style-name="P3" draw:layer="layout" svg:width="2.699cm" svg:height="1.114cm" svg:x="21.409cm" svg:y="8.172cm">
          <draw:text-box>
            <text:p>Z<text:span text:style-name="T8">2</text:span></text:p>
          </draw:text-box>
        </draw:frame>
        <draw:custom-shape draw:style-name="gr59" draw:text-style-name="P1" draw:layer="layout" svg:width="2.619cm" svg:height="2.624cm" svg:x="19.809cm" svg:y="4.218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699cm" svg:height="1.114cm" svg:x="22.927cm" svg:y="3.843cm">
          <draw:text-box>
            <text:p>X<text:span text:style-name="T8">2</text:span></text:p>
          </draw:text-box>
        </draw:frame>
        <draw:line draw:style-name="gr29" draw:text-style-name="P1" draw:layer="layout" svg:x1="21.11cm" svg:y1="10.992cm" svg:x2="21.11cm" svg:y2="13.47cm">
          <text:p/>
        </draw:lin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custom-shape draw:style-name="gr52" draw:text-style-name="P1" draw:layer="layout" svg:width="1.746cm" svg:height="1.72cm" svg:x="1.223cm" svg:y="6.70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.746cm" svg:height="1.72cm" svg:x="6.86cm" svg:y="11.68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082cm" svg:y1="4.063cm" svg:x2="2.082cm" svg:y2="7.37cm">
          <text:p/>
        </draw:line>
        <draw:frame draw:style-name="gr30" draw:text-style-name="P3" draw:layer="layout" svg:width="2.699cm" svg:height="1.114cm" svg:x="2.017cm" svg:y="4.162cm">
          <draw:text-box>
            <text:p>X<text:span text:style-name="T8">1</text:span></text:p>
          </draw:text-box>
        </draw:frame>
        <draw:frame draw:style-name="gr30" draw:text-style-name="P3" draw:layer="layout" svg:width="2.699cm" svg:height="1.114cm" svg:x="3.102cm" svg:y="6.099cm">
          <draw:text-box>
            <text:p>Z<text:span text:style-name="T8">1</text:span></text:p>
          </draw:text-box>
        </draw:frame>
        <draw:line draw:style-name="gr1" draw:text-style-name="P1" draw:layer="layout" svg:x1="2.096cm" svg:y1="7.688cm" svg:x2="2.096cm" svg:y2="14.805cm">
          <text:p/>
        </draw:line>
        <draw:line draw:style-name="gr1" draw:text-style-name="P1" draw:layer="layout" svg:x1="2.081cm" svg:y1="14.811cm" svg:x2="12.506cm" svg:y2="14.784cm">
          <text:p/>
        </draw:line>
        <draw:line draw:style-name="gr1" draw:text-style-name="P1" draw:layer="layout" svg:x1="12.388cm" svg:y1="14.778cm" svg:x2="12.362cm" svg:y2="7.529cm">
          <text:p/>
        </draw:line>
        <draw:line draw:style-name="gr1" draw:text-style-name="P1" draw:layer="layout" svg:x1="2.175cm" svg:y1="7.528cm" svg:x2="12.388cm" svg:y2="7.528cm">
          <text:p/>
        </draw:line>
        <draw:frame draw:style-name="gr30" draw:text-style-name="P3" draw:layer="layout" svg:width="2.699cm" svg:height="1.114cm" svg:x="7.495cm" svg:y="7.687cm">
          <draw:text-box>
            <text:p>X<text:span text:style-name="T8">loop</text:span></text:p>
          </draw:text-box>
        </draw:frame>
        <draw:line draw:style-name="gr20" draw:text-style-name="P1" draw:layer="layout" svg:x1="7.665cm" svg:y1="12.582cm" svg:x2="7.665cm" svg:y2="17.609cm">
          <text:p/>
        </draw:line>
        <draw:frame draw:style-name="gr30" draw:text-style-name="P3" draw:layer="layout" svg:width="2.699cm" svg:height="1.114cm" svg:x="8.818cm" svg:y="11.099cm">
          <draw:text-box>
            <text:p>X<text:span text:style-name="T8">2</text:span></text:p>
          </draw:text-box>
        </draw:frame>
        <draw:frame draw:style-name="gr30" draw:text-style-name="P3" draw:layer="layout" svg:width="2.699cm" svg:height="1.114cm" svg:x="7.945cm" svg:y="15.572cm">
          <draw:text-box>
            <text:p>Z<text:span text:style-name="T8">2</text:span></text:p>
          </draw:text-box>
        </draw:frame>
        <draw:custom-shape draw:style-name="gr60" draw:text-style-name="P1" draw:layer="layout" svg:width="9.407cm" svg:height="12.583cm" svg:x="16.875cm" svg:y="4.541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699cm" svg:height="1.114cm" svg:x="18.567cm" svg:y="18.881cm">
          <draw:text-box>
            <text:p>Z<text:span text:style-name="T8">1</text:span></text:p>
          </draw:text-box>
        </draw:frame>
        <draw:frame draw:style-name="gr30" draw:text-style-name="P3" draw:layer="layout" svg:width="2.699cm" svg:height="1.114cm" svg:x="23.401cm" svg:y="18.855cm">
          <draw:text-box>
            <text:p>X<text:span text:style-name="T8">2</text:span></text:p>
          </draw:text-box>
        </draw:frame>
        <draw:line draw:style-name="gr61" draw:text-style-name="P1" draw:layer="layout" svg:x1="16.904cm" svg:y1="17.124cm" svg:x2="26.4cm" svg:y2="17.124cm">
          <text:p/>
        </draw:line>
        <draw:line draw:style-name="gr61" draw:text-style-name="P1" draw:layer="layout" svg:x1="16.875cm" svg:y1="7.675cm" svg:x2="16.875cm" svg:y2="17.171cm">
          <text:p/>
        </draw:line>
        <draw:frame draw:style-name="gr4" draw:text-style-name="P11" draw:layer="layout" svg:width="2.403cm" svg:height="0.962cm" draw:transform="rotate (1.5707963267949) translate (15.529cm 11.436cm)">
          <draw:text-box>
            <text:p text:style-name="P6">Time</text:p>
          </draw:text-box>
        </draw:frame>
        <draw:frame draw:style-name="gr4" draw:text-style-name="P11" draw:layer="layout" svg:width="2.403cm" svg:height="0.962cm" svg:x="20.145cm" svg:y="17.403cm">
          <draw:text-box>
            <text:p text:style-name="P6">Space</text:p>
          </draw:text-box>
        </draw:frame>
        <draw:custom-shape draw:style-name="gr62" draw:text-style-name="P6" draw:layer="layout" svg:width="12.053cm" svg:height="0.383cm" draw:transform="rotate (1.5707963267949) translate (14.092cm 16.935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20" draw:text-style-name="P1" draw:layer="layout" svg:x1="19.518cm" svg:y1="5.225cm" svg:x2="19.51cm" svg:y2="7.067cm">
          <text:p/>
        </draw:line>
        <draw:line draw:style-name="gr20" draw:text-style-name="P1" draw:layer="layout" svg:x1="19.51cm" svg:y1="7.069cm" svg:x2="23.105cm" svg:y2="10.744cm">
          <text:p/>
        </draw:line>
        <draw:line draw:style-name="gr20" draw:text-style-name="P1" draw:layer="layout" svg:x1="23.153cm" svg:y1="5.094cm" svg:x2="23.141cm" svg:y2="7.024cm">
          <text:p/>
        </draw:line>
        <draw:line draw:style-name="gr20" draw:text-style-name="P1" draw:layer="layout" svg:x1="23.148cm" svg:y1="7.014cm" svg:x2="21.913cm" svg:y2="8.366cm">
          <text:p/>
        </draw:line>
        <draw:line draw:style-name="gr20" draw:text-style-name="P1" draw:layer="layout" svg:x1="20.787cm" svg:y1="9.407cm" svg:x2="19.552cm" svg:y2="10.759cm">
          <text:p/>
        </draw:line>
        <draw:line draw:style-name="gr20" draw:text-style-name="P1" draw:layer="layout" svg:x1="23.148cm" svg:y1="10.715cm" svg:x2="21.913cm" svg:y2="12.067cm">
          <text:p/>
        </draw:line>
        <draw:line draw:style-name="gr20" draw:text-style-name="P1" draw:layer="layout" svg:x1="20.787cm" svg:y1="13.108cm" svg:x2="19.552cm" svg:y2="14.46cm">
          <text:p/>
        </draw:line>
        <draw:line draw:style-name="gr20" draw:text-style-name="P1" draw:layer="layout" svg:x1="19.511cm" svg:y1="10.77cm" svg:x2="23.106cm" svg:y2="14.445cm">
          <text:p/>
        </draw:line>
        <draw:line draw:style-name="gr20" draw:text-style-name="P1" draw:layer="layout" svg:x1="19.56cm" svg:y1="14.45cm" svg:x2="19.552cm" svg:y2="16.292cm">
          <text:p/>
        </draw:line>
        <draw:line draw:style-name="gr20" draw:text-style-name="P1" draw:layer="layout" svg:x1="23.098cm" svg:y1="14.434cm" svg:x2="23.086cm" svg:y2="16.364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8-07-21T14:10:59.932012414</meta:creation-date>
    <meta:generator>LibreOffice/5.1.6.2$Linux_X86_64 LibreOffice_project/10m0$Build-2</meta:generator>
    <dc:date>2018-09-10T08:33:07.766981513</dc:date>
    <dc:creator>Christian </dc:creator>
    <meta:editing-duration>PT19H53M54S</meta:editing-duration>
    <meta:editing-cycles>106</meta:editing-cycles>
    <meta:document-statistic meta:object-count="1175"/>
  </office:meta>
</office:document-meta>
</file>